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2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808080" draw:fill="none" draw:textarea-horizontal-align="center" draw:textarea-vertical-align="middle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ole-draw-aspect="1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27cm"/>
    </style:style>
    <style:style style:name="pr8" style:family="presentation" style:parent-style-name="Kyodai_25_20Presentation-outline1">
      <style:graphic-properties fo:min-height="0.815cm"/>
    </style:style>
    <style:style style:name="pr9" style:family="presentation" style:parent-style-name="Kyodai_25_20Presentation-outline1">
      <style:graphic-properties fo:min-height="12.18cm"/>
    </style:style>
    <style:style style:name="pr10" style:family="presentation" style:parent-style-name="Kyodai_25_20Presentation-title">
      <style:graphic-properties fo:min-height="2.987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outline1">
      <style:graphic-properties fo:min-height="2.18cm"/>
    </style:style>
    <style:style style:name="pr14" style:family="presentation" style:parent-style-name="Kyodai_25_20Presentation-outline1">
      <style:graphic-properties fo:min-height="6.605cm"/>
    </style:style>
    <style:style style:name="pr15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000080" fo:font-size="28pt" style:font-size-asian="28pt" style:font-size-complex="28pt"/>
    </style:style>
    <style:style style:name="P9" style:family="paragraph">
      <style:text-properties fo:color="#800000" fo:font-size="28pt" style:font-size-asian="28pt" style:font-size-complex="28pt"/>
    </style:style>
    <style:style style:name="P10" style:family="paragraph">
      <style:paragraph-properties fo:text-align="center"/>
      <style:text-properties fo:color="#000080" fo:font-size="26pt" style:font-size-asian="26pt" style:font-size-complex="26pt"/>
    </style:style>
    <style:style style:name="P11" style:family="paragraph">
      <style:text-properties fo:color="#800000"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P14" style:family="paragraph">
      <style:text-properties style:font-name="Arial1" style:font-name-asian="TakaoGothic3"/>
    </style:style>
    <style:style style:name="P15" style:family="paragraph">
      <style:text-properties style:font-name="Arial1" fo:font-size="24pt" style:font-name-asian="TakaoGothic3" style:font-size-asian="24pt" style:font-size-complex="24pt"/>
    </style:style>
    <style:style style:name="P16" style:family="paragraph">
      <style:text-properties fo:color="#800000" style:font-name="Arial1" fo:font-size="22pt" style:font-name-asian="TakaoGothic3" style:font-size-asian="22pt" style:font-size-complex="22pt"/>
    </style:style>
    <style:style style:name="P17" style:family="paragraph">
      <style:text-properties style:font-name="Arial1" fo:font-size="22pt" style:font-name-asian="TakaoGothic3" style:font-size-asian="22pt" style:font-size-complex="22pt"/>
    </style:style>
    <style:style style:name="P18" style:family="paragraph">
      <style:paragraph-properties fo:text-align="center"/>
      <style:text-properties style:font-name="Arial1" style:font-name-asian="TakaoGothic3"/>
    </style:style>
    <style:style style:name="P19" style:family="paragraph">
      <style:text-properties fo:color="#000080" style:font-name="Arial1" fo:font-size="22pt" style:font-name-asian="TakaoGothic3" style:font-size-asian="22pt" style:font-size-complex="22pt"/>
    </style:style>
    <style:style style:name="P20" style:family="paragraph">
      <style:text-properties fo:color="#800000" style:font-name="Arial1" fo:font-size="24pt" style:font-name-asian="TakaoGothic3" style:font-size-asian="24pt" style:font-size-complex="24pt"/>
    </style:style>
    <style:style style:name="P21" style:family="paragraph">
      <style:paragraph-properties fo:text-align="center"/>
      <style:text-properties fo:font-size="26pt" style:font-size-asian="26pt" style:font-size-complex="26pt"/>
    </style:style>
    <style:style style:name="P22" style:family="paragraph">
      <style:text-properties style:use-window-font-color="true" fo:font-size="26pt" style:font-size-asian="26pt" style:font-size-complex="26pt"/>
    </style:style>
    <style:style style:name="P23" style:family="paragraph">
      <style:text-properties fo:font-size="44pt" style:font-size-asian="44pt" style:font-size-complex="44pt"/>
    </style:style>
    <style:style style:name="P24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style:use-window-font-color="true"/>
    </style:style>
    <style:style style:name="T7" style:family="text">
      <style:text-properties fo:color="#000080" fo:font-size="28pt" style:font-size-asian="28pt" style:font-size-complex="28pt"/>
    </style:style>
    <style:style style:name="T8" style:family="text">
      <style:text-properties fo:color="#800000" fo:font-size="28pt" style:font-size-asian="28pt" style:font-size-complex="28pt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800000" style:text-position="0% 100%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800000" style:text-position="0% 100%" fo:font-size="26pt" style:font-size-asian="26pt" style:font-size-complex="26pt"/>
    </style:style>
    <style:style style:name="T12" style:family="text">
      <style:text-properties fo:color="#800000" fo:font-size="26pt" style:font-size-asian="26pt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990000" fo:font-size="28pt" style:font-size-asian="28pt" style:font-size-complex="28pt"/>
    </style:style>
    <style:style style:name="T15" style:family="text">
      <style:text-properties fo:color="#000099" fo:font-size="28pt" style:font-size-asian="28pt" style:font-size-complex="28pt"/>
    </style:style>
    <style:style style:name="T16" style:family="text">
      <style:text-properties style:use-window-font-color="true"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color="#000080" fo:font-size="14pt" style:font-size-asian="14pt" style:font-size-complex="14pt"/>
    </style:style>
    <style:style style:name="T18" style:family="text">
      <style:text-properties fo:color="#800000" style:text-position="sub 58%"/>
    </style:style>
    <style:style style:name="T19" style:family="text">
      <style:text-properties fo:color="#000080"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80" style:text-position="sub 58%" fo:font-size="26pt" style:font-size-asian="26pt" style:font-size-complex="26pt"/>
    </style:style>
    <style:style style:name="T22" style:family="text">
      <style:text-properties fo:color="#800000" style:text-position="sub 58%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use-window-font-color="true" style:text-position="0% 100%"/>
    </style:style>
    <style:style style:name="T24" style:family="text">
      <style:text-properties fo:color="#000080" style:text-position="0% 100%"/>
    </style:style>
    <style:style style:name="T2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Arial1" style:font-name-asian="TakaoGothic3"/>
    </style:style>
    <style:style style:name="T27" style:family="text">
      <style:text-properties style:font-name="Arial1" fo:font-size="14pt" style:font-name-asian="TakaoGothic3" style:font-size-asian="14pt" style:font-size-complex="14pt"/>
    </style:style>
    <style:style style:name="T28" style:family="text">
      <style:text-properties style:font-name="Arial1" fo:font-size="24pt" style:font-name-asian="TakaoGothic3" style:font-size-asian="24pt" style:font-size-complex="24pt"/>
    </style:style>
    <style:style style:name="T29" style:family="text">
      <style:text-properties fo:color="#000080" style:font-name="Arial1" fo:font-size="24pt" style:font-name-asian="TakaoGothic3" style:font-size-asian="24pt" style:font-size-complex="24pt"/>
    </style:style>
    <style:style style:name="T30" style:family="text">
      <style:text-properties fo:color="#800000" style:font-name="Arial1" fo:font-size="22pt" style:font-name-asian="TakaoGothic3" style:font-size-asian="22pt" style:font-size-complex="22pt"/>
    </style:style>
    <style:style style:name="T31" style:family="text">
      <style:text-properties style:font-name="Arial1" fo:font-size="22pt" style:font-name-asian="TakaoGothic3" style:font-size-asian="22pt" style:font-size-complex="22pt"/>
    </style:style>
    <style:style style:name="T32" style:family="text">
      <style:text-properties style:font-name="LMMonoCaps101" fo:font-weight="bold" style:font-name-asian="TakaoGothic3" style:font-weight-asian="bold" style:font-weight-complex="bold"/>
    </style:style>
    <style:style style:name="T33" style:family="text">
      <style:text-properties style:font-name="Arial1" fo:font-weight="bold" style:font-name-asian="TakaoGothic3" style:font-weight-asian="bold" style:font-weight-complex="bold"/>
    </style:style>
    <style:style style:name="T34" style:family="text">
      <style:text-properties fo:color="#000080" style:font-name="Arial1" fo:font-size="22pt" style:font-name-asian="TakaoGothic3" style:font-size-asian="22pt" style:font-size-complex="22pt"/>
    </style:style>
    <style:style style:name="T35" style:family="text">
      <style:text-properties fo:color="#800000" style:font-name="Arial1" fo:font-size="24pt" style:font-name-asian="TakaoGothic3" style:font-size-asian="24pt" style:font-size-complex="24pt"/>
    </style:style>
    <style:style style:name="T36" style:family="text">
      <style:text-properties fo:color="#800000" style:text-position="sub 58%" fo:font-size="28pt" style:font-size-asian="28pt" style:font-size-complex="28pt"/>
    </style:style>
    <style:style style:name="T37" style:family="text">
      <style:text-properties style:text-position="sub 58%" fo:font-size="26pt" style:font-size-asian="26pt" style:font-size-complex="26pt"/>
    </style:style>
    <style:style style:name="T38" style:family="text">
      <style:text-properties fo:color="#008000" fo:font-size="26pt" style:font-size-asian="26pt" style:font-size-complex="26pt"/>
    </style:style>
    <style:style style:name="T39" style:family="text">
      <style:text-properties fo:color="#008080" fo:font-size="26pt" style:font-size-asian="26pt" style:font-size-complex="26pt"/>
    </style:style>
    <style:style style:name="T40" style:family="text">
      <style:text-properties fo:color="#800080" fo:font-size="26pt" style:font-size-asian="26pt" style:font-size-complex="26pt"/>
    </style:style>
    <style:style style:name="T41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42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text-position="0% 100%" fo:font-size="26pt" style:font-size-asian="26pt" style:font-size-complex="26pt"/>
    </style:style>
    <style:style style:name="T44" style:family="text">
      <style:text-properties style:use-window-font-color="true" fo:font-size="26pt" style:font-size-asian="26pt" style:font-size-complex="26pt"/>
    </style:style>
    <style:style style:name="T45" style:family="text">
      <style:text-properties style:use-window-font-color="true" style:text-position="sub 58%" fo:font-size="26pt" style:font-size-asian="26pt" style:font-size-complex="26pt"/>
    </style:style>
    <style:style style:name="T46" style:family="text">
      <style:text-properties style:use-window-font-color="true" style:text-position="0% 100%" fo:font-size="26pt" style:font-size-asian="26pt" style:font-size-complex="26pt"/>
    </style:style>
    <style:style style:name="T47" style:family="text">
      <style:text-properties fo:font-size="44pt" style:font-size-asian="44pt" style:font-size-complex="44pt"/>
    </style:style>
    <style:style style:name="T48" style:family="text">
      <style:text-properties style:text-position="sub 58%"/>
    </style:style>
    <style:style style:name="T49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2" style:family="text">
      <style:text-properties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size="26pt" fo:font-style="italic" style:font-size-asian="26pt" style:font-style-asian="italic" style:font-size-complex="26pt" style:font-style-complex="italic"/>
    </style:style>
    <style:style style:name="T58" style:family="text">
      <style:text-properties style:font-name="LMMonoCaps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style:font-name="LMMonoCaps101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62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63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64" style:family="text">
      <style:text-properties style:use-window-font-color="true" style:font-name="Courier 10 Pitch1"/>
    </style:style>
    <style:style style:name="T65" style:family="text">
      <style:text-properties style:use-window-font-color="true" fo:font-size="22pt" style:font-size-asian="22pt" style:font-size-complex="22pt"/>
    </style:style>
    <style:style style:name="T66" style:family="text">
      <style:text-properties style:use-window-font-color="true" style:font-name="Courier 10 Pitch1" fo:font-size="26pt" style:font-size-asian="26pt" style:font-size-complex="26pt"/>
    </style:style>
    <style:style style:name="T67" style:family="text">
      <style:text-properties fo:color="#000080" style:font-name="Arial3" fo:font-size="28pt" style:font-size-asian="28pt" style:font-size-complex="28pt"/>
    </style:style>
    <style:style style:name="T68" style:family="text">
      <style:text-properties style:use-window-font-color="true" style:font-name="Arial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7 -<text:line-break/>トピック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5" draw:layer="layout" svg:width="25.199cm" svg:height="13.86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4" draw:layer="layout" svg:width="8.255cm" svg:height="5.715cm" svg:x="1.505cm" svg:y="5.985cm">
          <text:p text:style-name="P4">Cuomo to Push for Broader<text:line-break/>Ban on Assault Weapons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55cm" svg:height="5.715cm" svg:x="11.206cm" svg:y="5.986cm">
          <text:p text:style-name="P4">2012 Was Hottest</text:p>
          <text:p text:style-name="P4">Year in U.S. History</text:p>
          <text:p text:style-name="P4"/>
          <text:p text:style-name="P4">…</text:p>
          <text:p text:style-name="P4">…</text:p>
          <text:p text:style-name="P4">…</text:p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文章のトピック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文章には様々なトピックが存在する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81cm" svg:height="1.326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26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26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26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26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26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26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3.508cm" svg:height="1.326cm" svg:x="13.414cm" svg:y="15.73cm">
          <draw:text-box>
            <text:p><text:span text:style-name="T3">アメリカ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トピックモデル</text:p>
          </draw:text-box>
        </draw:frame>
        <draw:frame presentation:style-name="pr7" draw:layer="layout" svg:width="25.199cm" svg:height="1.27cm" svg:x="1.471cm" svg:y="4.08cm" presentation:class="outline" presentation:user-transformed="true">
          <draw:text-box>
            <text:list text:style-name="L2">
              <text:list-item>
                <text:p>トピックモデルでは文章<text:span text:style-name="T4">X</text:span>に対してトピック<text:span text:style-name="T5">Y</text:span><text:span text:style-name="T6">を発見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81cm" svg:height="1.326cm" svg:x="3.313cm" svg:y="11.93cm">
          <draw:text-box>
            <text:p><text:span text:style-name="T3">ニューヨーク</text:span></text:p>
          </draw:text-box>
        </draw:frame>
        <draw:frame draw:style-name="gr4" draw:text-style-name="P6" draw:layer="layout" svg:width="2.339cm" svg:height="1.326cm" svg:x="3.313cm" svg:y="13.23cm">
          <draw:text-box>
            <text:p><text:span text:style-name="T3">政治</text:span></text:p>
          </draw:text-box>
        </draw:frame>
        <draw:frame draw:style-name="gr4" draw:text-style-name="P6" draw:layer="layout" svg:width="2.339cm" svg:height="1.326cm" svg:x="3.314cm" svg:y="14.53cm">
          <draw:text-box>
            <text:p><text:span text:style-name="T3">武器</text:span></text:p>
          </draw:text-box>
        </draw:frame>
        <draw:frame draw:style-name="gr4" draw:text-style-name="P6" draw:layer="layout" svg:width="2.339cm" svg:height="1.326cm" svg:x="3.314cm" svg:y="15.73cm">
          <draw:text-box>
            <text:p><text:span text:style-name="T3">犯罪</text:span></text:p>
          </draw:text-box>
        </draw:frame>
        <draw:frame draw:style-name="gr4" draw:text-style-name="P6" draw:layer="layout" svg:width="2.339cm" svg:height="1.326cm" svg:x="13.413cm" svg:y="11.93cm">
          <draw:text-box>
            <text:p><text:span text:style-name="T3">天気</text:span></text:p>
          </draw:text-box>
        </draw:frame>
        <draw:frame draw:style-name="gr4" draw:text-style-name="P6" draw:layer="layout" svg:width="2.339cm" svg:height="1.326cm" svg:x="13.413cm" svg:y="13.23cm">
          <draw:text-box>
            <text:p><text:span text:style-name="T3">気候</text:span></text:p>
          </draw:text-box>
        </draw:frame>
        <draw:frame draw:style-name="gr4" draw:text-style-name="P6" draw:layer="layout" svg:width="2.339cm" svg:height="1.326cm" svg:x="13.414cm" svg:y="14.53cm">
          <draw:text-box>
            <text:p><text:span text:style-name="T3">統計</text:span></text:p>
          </draw:text-box>
        </draw:frame>
        <draw:frame draw:style-name="gr4" draw:text-style-name="P6" draw:layer="layout" svg:width="3.508cm" svg:height="1.326cm" svg:x="13.414cm" svg:y="15.73cm">
          <draw:text-box>
            <text:p><text:span text:style-name="T3">アメリカ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4.236cm" svg:height="2.309cm" svg:x="21.59cm" svg:y="10.43cm">
          <draw:text-box>
            <text:p><text:span text:style-name="T3">Topic</text:span></text:p>
            <text:p><text:span text:style-name="T3">Modeling</text:span></text:p>
          </draw:text-box>
        </draw:frame>
        <draw:frame draw:style-name="gr4" draw:text-style-name="P8" draw:layer="layout" svg:width="1.158cm" svg:height="1.356cm" svg:x="0.1cm" svg:y="7.89cm">
          <draw:text-box>
            <text:p><text:span text:style-name="T7">X</text:span></text:p>
          </draw:text-box>
        </draw:frame>
        <draw:frame draw:style-name="gr4" draw:text-style-name="P9" draw:layer="layout" svg:width="1.158cm" svg:height="1.356cm" svg:x="0.1cm" svg:y="13.69cm">
          <draw:text-box>
            <text:p><text:span text:style-name="T8">Y</text:span></text:p>
          </draw:text-box>
        </draw:frame>
        <draw:custom-shape draw:style-name="gr3" draw:text-style-name="P4" draw:layer="layout" svg:width="27.559cm" svg:height="12.065cm" svg:x="0.101cm" svg:y="5.3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確率的生成モデル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文章<text:span text:style-name="T4">X</text:span>とトピック<text:span text:style-name="T5">Y</text:span>が何かの過程によって同時に生成されたとする<text:line-break/><text:line-break/><text:line-break/></text:p>
              </text:list-item>
              <text:list-item>
                <text:p>同時確率が高ければ、条件付き確率も高い：</text:p>
              </text:list-item>
            </text:list>
          </draw:text-box>
        </draw:frame>
        <draw:frame draw:style-name="gr6" draw:layer="layout" svg:width="8.133cm" svg:height="2.462cm" svg:x="8.89cm" svg:y="7.69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layer="layout" svg:width="22.86cm" svg:height="2.87cm" svg:x="2.205cm" svg:y="12.9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を考慮した文の生成モデル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6">単語列</text:span><text:span text:style-name="T4">X</text:span>とトピック列<text:span text:style-name="T5">Y</text:span>:<text:line-break/><text:line-break/><text:line-break/></text:p>
              </text:list-item>
              <text:list-item>
                <text:p>まずトピックを独立に生成：<text:line-break/><text:line-break/></text:p>
              </text:list-item>
              <text:list-item>
                <text:p>その次、各単語をトピックに基づいて生成：</text:p>
              </text:list-item>
            </text:list>
          </draw:text-box>
        </draw:frame>
        <draw:frame draw:style-name="gr4" draw:text-style-name="P10" draw:layer="layout" svg:width="23.874cm" svg:height="1.28cm" svg:x="1.975cm" svg:y="6.676cm">
          <draw:text-box>
            <text:p text:style-name="P4"><text:span text:style-name="T9">X = Cuomo to Push for Broader Ban on Assault Weapons</text:span></text:p>
          </draw:text-box>
        </draw:frame>
        <draw:frame draw:style-name="gr4" draw:text-style-name="P11" draw:layer="layout" svg:width="23.139cm" svg:height="1.326cm" svg:x="2.005cm" svg:y="8.36cm">
          <draw:text-box>
            <text:p><text:span text:style-name="T10">Y</text:span><text:span text:style-name="T11"> </text:span><text:span text:style-name="T12">= <text:s text:c="2"/>NY <text:s/></text:span><text:span text:style-name="T12">機能 政治 機能 政治 政治 機能 犯罪 <text:s text:c="6"/>犯罪</text:span></text:p>
          </draw:text-box>
        </draw:frame>
        <draw:custom-shape draw:style-name="gr3" draw:text-style-name="P4" draw:layer="layout" svg:width="25.4cm" svg:height="3.14cm" svg:x="1.27cm" svg:y="6.48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0.16cm" svg:height="2.286cm" svg:x="9.131cm" svg:y="11.06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93cm" svg:height="2.286cm" svg:x="7.931cm" svg:y="15.0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4" draw:layer="layout" svg:x1="5.18cm" svg:y1="8.555cm" svg:x2="5.18cm" svg:y2="7.92cm">
          <text:p/>
        </draw:line>
        <draw:line draw:style-name="gr7" draw:text-style-name="P4" draw:layer="layout" svg:x1="7.48cm" svg:y1="8.556cm" svg:x2="7.48cm" svg:y2="7.921cm">
          <text:p/>
        </draw:line>
        <draw:line draw:style-name="gr7" draw:text-style-name="P4" draw:layer="layout" svg:x1="9.18cm" svg:y1="8.556cm" svg:x2="9.18cm" svg:y2="7.921cm">
          <text:p/>
        </draw:line>
        <draw:line draw:style-name="gr7" draw:text-style-name="P4" draw:layer="layout" svg:x1="10.98cm" svg:y1="8.556cm" svg:x2="10.98cm" svg:y2="7.921cm">
          <text:p/>
        </draw:line>
        <draw:line draw:style-name="gr7" draw:text-style-name="P4" draw:layer="layout" svg:x1="13.18cm" svg:y1="8.556cm" svg:x2="13.18cm" svg:y2="7.921cm">
          <text:p/>
        </draw:line>
        <draw:line draw:style-name="gr7" draw:text-style-name="P4" draw:layer="layout" svg:x1="16.08cm" svg:y1="8.556cm" svg:x2="16.08cm" svg:y2="7.921cm">
          <text:p/>
        </draw:line>
        <draw:line draw:style-name="gr7" draw:text-style-name="P4" draw:layer="layout" svg:x1="17.78cm" svg:y1="8.557cm" svg:x2="17.78cm" svg:y2="7.922cm">
          <text:p/>
        </draw:line>
        <draw:line draw:style-name="gr7" draw:text-style-name="P4" draw:layer="layout" svg:x1="20.08cm" svg:y1="8.557cm" svg:x2="20.08cm" svg:y2="7.922cm">
          <text:p/>
        </draw:line>
        <draw:line draw:style-name="gr7" draw:text-style-name="P4" draw:layer="layout" svg:x1="23.78cm" svg:y1="8.557cm" svg:x2="23.78cm" svg:y2="7.922cm">
          <text:p/>
        </draw:line>
        <draw:frame draw:style-name="gr6" draw:layer="layout" svg:width="23.583cm" svg:height="2.286cm" svg:x="2.031cm" svg:y="18.16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4" draw:layer="layout" svg:x1="1.27cm" svg:y1="17.78cm" svg:x2="26.67cm" svg:y2="17.7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トピックが付与された場合の確率学習</text:p>
          </draw:text-box>
        </draw:frame>
        <draw:frame presentation:style-name="pr8" draw:layer="layout" svg:width="25.199cm" svg:height="0.992cm" svg:x="1.471cm" svg:y="9.38cm" presentation:class="outline" presentation:user-transformed="true">
          <draw:text-box>
            <text:list text:style-name="L2">
              <text:list-item>
                <text:p>最尤推定で学習可能</text:p>
              </text:list-item>
            </text:list>
          </draw:text-box>
        </draw:frame>
        <draw:frame draw:style-name="gr4" draw:text-style-name="P10" draw:layer="layout" svg:width="23.874cm" svg:height="1.28cm" svg:x="1.975cm" svg:y="5.676cm">
          <draw:text-box>
            <text:p text:style-name="P4"><text:span text:style-name="T9">X = Cuomo to Push for Broader Ban on Assault Weapons</text:span></text:p>
          </draw:text-box>
        </draw:frame>
        <draw:frame draw:style-name="gr4" draw:text-style-name="P11" draw:layer="layout" svg:width="23.139cm" svg:height="1.326cm" svg:x="2.005cm" svg:y="7.36cm">
          <draw:text-box>
            <text:p><text:span text:style-name="T10">Y</text:span><text:span text:style-name="T11"> </text:span><text:span text:style-name="T12">= <text:s text:c="2"/>NY <text:s/></text:span><text:span text:style-name="T12">機能 政治 機能 政治 政治 機能 犯罪 <text:s text:c="6"/>犯罪</text:span></text:p>
          </draw:text-box>
        </draw:frame>
        <draw:custom-shape draw:style-name="gr3" draw:text-style-name="P4" draw:layer="layout" svg:width="25.4cm" svg:height="3.14cm" svg:x="1.27cm" svg:y="5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7.555cm" svg:x2="5.18cm" svg:y2="6.92cm">
          <text:p/>
        </draw:line>
        <draw:line draw:style-name="gr7" draw:text-style-name="P4" draw:layer="layout" svg:x1="7.48cm" svg:y1="7.556cm" svg:x2="7.48cm" svg:y2="6.921cm">
          <text:p/>
        </draw:line>
        <draw:line draw:style-name="gr7" draw:text-style-name="P4" draw:layer="layout" svg:x1="9.18cm" svg:y1="7.556cm" svg:x2="9.18cm" svg:y2="6.921cm">
          <text:p/>
        </draw:line>
        <draw:line draw:style-name="gr7" draw:text-style-name="P4" draw:layer="layout" svg:x1="10.98cm" svg:y1="7.556cm" svg:x2="10.98cm" svg:y2="6.921cm">
          <text:p/>
        </draw:line>
        <draw:line draw:style-name="gr7" draw:text-style-name="P4" draw:layer="layout" svg:x1="13.18cm" svg:y1="7.556cm" svg:x2="13.18cm" svg:y2="6.921cm">
          <text:p/>
        </draw:line>
        <draw:line draw:style-name="gr7" draw:text-style-name="P4" draw:layer="layout" svg:x1="16.08cm" svg:y1="7.556cm" svg:x2="16.08cm" svg:y2="6.921cm">
          <text:p/>
        </draw:line>
        <draw:line draw:style-name="gr7" draw:text-style-name="P4" draw:layer="layout" svg:x1="17.78cm" svg:y1="7.557cm" svg:x2="17.78cm" svg:y2="6.922cm">
          <text:p/>
        </draw:line>
        <draw:line draw:style-name="gr7" draw:text-style-name="P4" draw:layer="layout" svg:x1="20.08cm" svg:y1="7.557cm" svg:x2="20.08cm" svg:y2="6.922cm">
          <text:p/>
        </draw:line>
        <draw:line draw:style-name="gr7" draw:text-style-name="P4" draw:layer="layout" svg:x1="23.78cm" svg:y1="7.557cm" svg:x2="23.78cm" svg:y2="6.922cm">
          <text:p/>
        </draw:line>
        <draw:frame draw:style-name="gr4" draw:text-style-name="P12" draw:layer="layout" svg:width="12.926cm" svg:height="1.356cm" svg:x="7.305cm" svg:y="12.395cm">
          <draw:text-box>
            <text:p><text:span text:style-name="T13">P(</text:span><text:span text:style-name="T14">y=NY</text:span><text:span text:style-name="T13">) = c(</text:span><text:span text:style-name="T14">y=NY</text:span><text:span text:style-name="T13">)/|</text:span><text:span text:style-name="T14">Y</text:span><text:span text:style-name="T13">| = 1/9</text:span></text:p>
          </draw:text-box>
        </draw:frame>
        <draw:frame draw:style-name="gr4" draw:text-style-name="P12" draw:layer="layout" svg:width="15.04cm" svg:height="1.403cm" svg:x="7.306cm" svg:y="13.795cm">
          <draw:text-box>
            <text:p><text:span text:style-name="T13">P(</text:span><text:span text:style-name="T14">y=</text:span><text:span text:style-name="T14">政治</text:span><text:span text:style-name="T13">) = c(</text:span><text:span text:style-name="T14">y=</text:span><text:span text:style-name="T14">政治</text:span><text:span text:style-name="T13">)/|Y| = 3/9</text:span></text:p>
          </draw:text-box>
        </draw:frame>
        <draw:frame draw:style-name="gr4" draw:text-style-name="P12" draw:layer="layout" svg:width="19.67cm" svg:height="2.555cm" svg:x="5.706cm" svg:y="15.896cm">
          <draw:text-box>
            <text:p><text:span text:style-name="T13">P(</text:span><text:span text:style-name="T15">x=Assault</text:span><text:span text:style-name="T13">|</text:span><text:span text:style-name="T14">y=</text:span><text:span text:style-name="T14">犯罪</text:span><text:span text:style-name="T13">) </text:span></text:p>
            <text:p><text:span text:style-name="T13"><text:s text:c="6"/></text:span><text:span text:style-name="T13">= c(</text:span><text:span text:style-name="T15">x=Assault</text:span><text:span text:style-name="T13">,</text:span><text:span text:style-name="T14">y=</text:span><text:span text:style-name="T14">犯罪</text:span><text:span text:style-name="T13">)/c(</text:span><text:span text:style-name="T14">y=</text:span><text:span text:style-name="T14">犯罪</text:span><text:span text:style-name="T13">) = </text:span><text:span text:style-name="T15">1</text:span><text:span text:style-name="T13">/</text:span><text:span text:style-name="T14">2</text:span></text:p>
          </draw:text-box>
        </draw:frame>
        <draw:frame presentation:style-name="pr8" draw:layer="layout" svg:width="25.199cm" svg:height="1.106cm" svg:x="1.472cm" svg:y="19.047cm" presentation:class="outline" presentation:user-transformed="true">
          <draw:text-box>
            <text:list text:style-name="L2">
              <text:list-item>
                <text:p>(実際は文ではなく、文章）</text:p>
              </text:list-item>
            </text:list>
          </draw:text-box>
        </draw:frame>
        <draw:frame draw:style-name="gr4" draw:text-style-name="P13" draw:layer="layout" svg:width="5.188cm" svg:height="1.326cm" svg:x="1.535cm" svg:y="11.333cm">
          <draw:text-box>
            <text:p><text:span text:style-name="T16">トピック確率</text:span></text:p>
          </draw:text-box>
        </draw:frame>
        <draw:frame draw:style-name="gr4" draw:text-style-name="P13" draw:layer="layout" svg:width="4.177cm" svg:height="1.326cm" svg:x="1.535cm" svg:y="14.766cm">
          <draw:text-box>
            <text:p><text:span text:style-name="T16">単語確率</text:span></text:p>
          </draw:text-box>
        </draw:frame>
        <draw:custom-shape draw:style-name="gr3" draw:text-style-name="P4" draw:layer="layout" svg:width="25.4cm" svg:height="7.23cm" svg:x="1.27cm" svg:y="11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教師なしトピックモデル</text:p>
          </draw:text-box>
        </draw:frame>
        <draw:frame presentation:style-name="pr7" draw:layer="layout" svg:width="25.199cm" svg:height="16.406cm" svg:x="1.471cm" svg:y="4.08cm" presentation:class="outline" presentation:user-transformed="true">
          <draw:text-box>
            <text:list text:style-name="L2">
              <text:list-item>
                <text:p>文章<text:span text:style-name="T4">X</text:span>のみからトピックらしいクラス<text:span text:style-name="T5">Y</text:span><text:span text:style-name="T6">を発見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17"> </text:span><text:span text:style-name="T17"><text:line-break/></text:span><text:span text:style-name="T17"/></text:p>
              </text:list-item>
              <text:list-item>
                <text:p><text:span text:style-name="T6">前と違って</text:span><text:span text:style-name="T5">Y</text:span><text:span text:style-name="T6">の記された学習データがない！</text:span></text:p>
              </text:list-item>
              <text:list-item>
                <text:p><text:span text:style-name="T6">どうしよう…</text:span></text:p>
              </text:list-item>
            </text:list>
          </draw:text-box>
        </draw:frame>
        <draw:custom-shape draw:style-name="gr2" draw:text-style-name="P5" draw:layer="layout" svg:width="8.255cm" svg:height="5.715cm" svg:x="1.505cm" svg:y="5.985cm">
          <text:p text:style-name="P4"><text:span text:style-name="T2">Cuomo to Push for Broader</text:span><text:span text:style-name="T2"><text:line-break/></text:span><text:span text:style-name="T2">Ban on Assault Weapons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255cm" svg:height="5.715cm" svg:x="11.206cm" svg:y="5.986cm">
          <text:p text:style-name="P4"><text:span text:style-name="T2">2012 Was Hottest</text:span></text:p>
          <text:p text:style-name="P4"><text:span text:style-name="T2">Year in U.S. History</text:span></text:p>
          <text:p text:style-name="P4"><text:span text:style-name="T2"/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text:p text:style-name="P4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26cm" svg:height="1.28cm" svg:x="3.313cm" svg:y="11.93cm">
          <draw:text-box>
            <text:p><text:span text:style-name="T3">32</text:span></text:p>
          </draw:text-box>
        </draw:frame>
        <draw:frame draw:style-name="gr4" draw:text-style-name="P6" draw:layer="layout" svg:width="1.526cm" svg:height="1.28cm" svg:x="3.313cm" svg:y="13.23cm">
          <draw:text-box>
            <text:p><text:span text:style-name="T3">24</text:span></text:p>
          </draw:text-box>
        </draw:frame>
        <draw:frame draw:style-name="gr4" draw:text-style-name="P6" draw:layer="layout" svg:width="1.526cm" svg:height="1.28cm" svg:x="3.314cm" svg:y="14.53cm">
          <draw:text-box>
            <text:p><text:span text:style-name="T3">10</text:span></text:p>
          </draw:text-box>
        </draw:frame>
        <draw:frame draw:style-name="gr4" draw:text-style-name="P6" draw:layer="layout" svg:width="1.526cm" svg:height="1.28cm" svg:x="3.314cm" svg:y="15.73cm">
          <draw:text-box>
            <text:p><text:span text:style-name="T3">19</text:span></text:p>
          </draw:text-box>
        </draw:frame>
        <draw:frame draw:style-name="gr4" draw:text-style-name="P6" draw:layer="layout" svg:width="1.014cm" svg:height="1.28cm" svg:x="13.413cm" svg:y="11.93cm">
          <draw:text-box>
            <text:p><text:span text:style-name="T3">5</text:span></text:p>
          </draw:text-box>
        </draw:frame>
        <draw:frame draw:style-name="gr4" draw:text-style-name="P6" draw:layer="layout" svg:width="1.526cm" svg:height="1.28cm" svg:x="13.413cm" svg:y="13.23cm">
          <draw:text-box>
            <text:p><text:span text:style-name="T3">18</text:span></text:p>
          </draw:text-box>
        </draw:frame>
        <draw:frame draw:style-name="gr4" draw:text-style-name="P6" draw:layer="layout" svg:width="1.526cm" svg:height="1.28cm" svg:x="13.414cm" svg:y="14.53cm">
          <draw:text-box>
            <text:p><text:span text:style-name="T3">49</text:span></text:p>
          </draw:text-box>
        </draw:frame>
        <draw:frame draw:style-name="gr4" draw:text-style-name="P6" draw:layer="layout" svg:width="1.526cm" svg:height="1.28cm" svg:x="13.414cm" svg:y="15.73cm">
          <draw:text-box>
            <text:p><text:span text:style-name="T3">37</text:span></text:p>
          </draw:text-box>
        </draw:frame>
        <draw:path draw:style-name="gr5" draw:text-style-name="P4" draw:layer="layout" svg:width="6.984cm" svg:height="1.27cm" draw:transform="rotate (-1.5707963267949) translate (20.95574685545cm 8.525cm)" svg:viewBox="0 0 6985 1271" svg:d="M0 1271c0 0 1936-1234 3175-1270s3810 1270 3810 1270">
          <text:p/>
        </draw:path>
        <draw:frame draw:style-name="gr4" draw:text-style-name="P6" draw:layer="layout" svg:width="5.959cm" svg:height="2.401cm" svg:x="21.59cm" svg:y="10.43cm">
          <draw:text-box>
            <text:p><text:span text:style-name="T3">教師なし</text:span></text:p>
            <text:p><text:span text:style-name="T3">トピックモデル</text:span></text:p>
          </draw:text-box>
        </draw:frame>
        <draw:frame draw:style-name="gr4" draw:text-style-name="P8" draw:layer="layout" svg:width="1.158cm" svg:height="1.356cm" svg:x="0.1cm" svg:y="7.89cm">
          <draw:text-box>
            <text:p><text:span text:style-name="T7">X</text:span></text:p>
          </draw:text-box>
        </draw:frame>
        <draw:frame draw:style-name="gr4" draw:text-style-name="P9" draw:layer="layout" svg:width="1.158cm" svg:height="1.356cm" svg:x="0.1cm" svg:y="13.69cm">
          <draw:text-box>
            <text:p><text:span text:style-name="T8">Y</text:span></text:p>
          </draw:text-box>
        </draw:frame>
        <draw:custom-shape draw:style-name="gr3" draw:text-style-name="P4" draw:layer="layout" svg:width="27.559cm" svg:height="12.065cm" svg:x="0.1cm" svg:y="5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教師なし学習</text:p>
          </draw:text-box>
        </draw:frame>
        <draw:frame presentation:style-name="pr9" draw:layer="layout" svg:width="25.199cm" svg:height="12.18cm" svg:x="1.471cm" svg:y="5.08cm" presentation:class="outline">
          <draw:text-box>
            <text:list text:style-name="L2">
              <text:list-item>
                <text:p>観測変数X、隠れ変数Y、パラメータθに対する分布を<text:line-break/>定義<text:line-break/><text:line-break/><text:line-break/></text:p>
                <text:list>
                  <text:list-item>
                    <text:p>(θはモデル確率を定義、YはあるXに対応、という差）</text:p>
                  </text:list-item>
                </text:list>
              </text:list-item>
              <text:list-item>
                <text:p>これを使って、例えば最尤推定、でθとYを推定</text:p>
              </text:list-item>
            </text:list>
          </draw:text-box>
        </draw:frame>
        <draw:frame draw:style-name="gr6" draw:layer="layout" svg:width="10.658cm" svg:height="2.462cm" svg:x="7.612cm" svg:y="7.38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22.805cm" svg:height="3.905cm" svg:x="2.494cm" svg:y="13.9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潜在的ディリクレ配分法<text:line-break/>(Latent Dirichlet Allocaton: LDA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トピックモデルの中で最も一般的</text:p>
              </text:list-item>
              <text:list-item>
                <text:p>まずモデルのパラメータ<text:span text:style-name="T5">θ</text:span>を生成：</text:p>
              </text:list-item>
              <text:list-item>
                <text:p>各文章に対して<text:span text:style-name="T4">X</text:span>:</text:p>
                <text:list>
                  <text:list-item>
                    <text:p>文章のトピック分布<text:span text:style-name="T5">T</text:span><text:span text:style-name="T18">i</text:span>を生成：</text:p>
                  </text:list-item>
                  <text:list-item>
                    <text:p><text:span text:style-name="T4">X</text:span><text:span text:style-name="T19">i</text:span>の各単語<text:span text:style-name="T4">x</text:span><text:span text:style-name="T19">i,j</text:span>に対して:</text:p>
                    <text:list>
                      <text:list-item>
                        <text:p>トピック<text:span text:style-name="T5">y</text:span><text:span text:style-name="T18">i,j</text:span>を生成：</text:p>
                      </text:list-item>
                      <text:list-item>
                        <text:p>単語<text:span text:style-name="T4">x</text:span><text:span text:style-name="T19">i,j</text:span><text:span text:style-name="T20">を生成：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3.81cm" svg:height="1.803cm" svg:x="19.74cm" svg:y="6.3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5.439cm" svg:height="1.923cm" svg:x="18.185cm" svg:y="9.4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8.228cm" svg:height="1.923cm" svg:x="15.286cm" svg:y="12.52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8.926cm" svg:height="1.923cm" svg:x="14.786cm" svg:y="14.62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7.153cm" svg:height="1.767cm" svg:x="0.275cm" svg:y="17.7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最尤推定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単語<text:span text:style-name="T4">X</text:span>とトピック<text:span text:style-name="T5">Y</text:span>が与えられたとしたら：<text:line-break/><text:line-break/><text:line-break/><text:line-break/></text:p>
              </text:list-item>
              <text:list-item>
                <text:p>各文章のトピック分布を決定：<text:line-break/><text:line-break/></text:p>
              </text:list-item>
              <text:list-item>
                <text:p>各トピックの単語分布を決定：</text:p>
              </text:list-item>
            </text:list>
          </draw:text-box>
        </draw:frame>
        <draw:frame draw:style-name="gr4" draw:text-style-name="P10" draw:layer="layout" svg:width="24.17cm" svg:height="1.583cm" svg:x="1.975cm" svg:y="6.776cm">
          <draw:text-box>
            <text:p text:style-name="P4"><text:span text:style-name="T9">X</text:span><text:span text:style-name="T21">1</text:span><text:span text:style-name="T9"> = Cuomo to Push for Broader Ban on Assault Weapons</text:span></text:p>
          </draw:text-box>
        </draw:frame>
        <draw:frame draw:style-name="gr4" draw:text-style-name="P11" draw:layer="layout" svg:width="22.587cm" svg:height="1.583cm" svg:x="2.005cm" svg:y="8.46cm">
          <draw:text-box>
            <text:p><text:span text:style-name="T10">Y</text:span><text:span text:style-name="T22">1</text:span><text:span text:style-name="T11"> </text:span><text:span text:style-name="T12">= <text:s text:c="2"/>32 <text:s text:c="5"/>7 <text:s text:c="3"/>24 <text:s text:c="3"/>7 <text:s text:c="5"/>24 <text:s text:c="6"/>24 <text:s text:c="2"/>7 <text:s text:c="6"/>10 <text:s text:c="9"/>10</text:span></text:p>
          </draw:text-box>
        </draw:frame>
        <draw:custom-shape draw:style-name="gr3" draw:text-style-name="P4" draw:layer="layout" svg:width="25.4cm" svg:height="3.575cm" svg:x="1.27cm" svg:y="6.4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18cm" svg:y1="8.655cm" svg:x2="5.18cm" svg:y2="8.02cm">
          <text:p/>
        </draw:line>
        <draw:line draw:style-name="gr7" draw:text-style-name="P4" draw:layer="layout" svg:x1="7.48cm" svg:y1="8.656cm" svg:x2="7.48cm" svg:y2="8.021cm">
          <text:p/>
        </draw:line>
        <draw:line draw:style-name="gr7" draw:text-style-name="P4" draw:layer="layout" svg:x1="9.18cm" svg:y1="8.656cm" svg:x2="9.18cm" svg:y2="8.021cm">
          <text:p/>
        </draw:line>
        <draw:line draw:style-name="gr7" draw:text-style-name="P4" draw:layer="layout" svg:x1="10.98cm" svg:y1="8.656cm" svg:x2="10.98cm" svg:y2="8.021cm">
          <text:p/>
        </draw:line>
        <draw:line draw:style-name="gr7" draw:text-style-name="P4" draw:layer="layout" svg:x1="13.18cm" svg:y1="8.656cm" svg:x2="13.18cm" svg:y2="8.021cm">
          <text:p/>
        </draw:line>
        <draw:line draw:style-name="gr7" draw:text-style-name="P4" draw:layer="layout" svg:x1="16.08cm" svg:y1="8.656cm" svg:x2="16.08cm" svg:y2="8.021cm">
          <text:p/>
        </draw:line>
        <draw:line draw:style-name="gr7" draw:text-style-name="P4" draw:layer="layout" svg:x1="17.78cm" svg:y1="8.657cm" svg:x2="17.78cm" svg:y2="8.022cm">
          <text:p/>
        </draw:line>
        <draw:line draw:style-name="gr7" draw:text-style-name="P4" draw:layer="layout" svg:x1="20.08cm" svg:y1="8.657cm" svg:x2="20.08cm" svg:y2="8.022cm">
          <text:p/>
        </draw:line>
        <draw:line draw:style-name="gr7" draw:text-style-name="P4" draw:layer="layout" svg:x1="23.78cm" svg:y1="8.657cm" svg:x2="23.78cm" svg:y2="8.022cm">
          <text:p/>
        </draw:line>
        <draw:frame draw:style-name="gr6" draw:layer="layout" svg:width="11.861cm" svg:height="1.556cm" svg:x="0.504cm" svg:y="12.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9.859cm" svg:height="1.556cm" svg:x="15.009cm" svg:y="12.7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.738cm" svg:height="0.962cm" svg:x="13.635cm" svg:y="13.1cm">
          <draw:text-box>
            <text:p>e.g.:</text:p>
          </draw:text-box>
        </draw:frame>
        <draw:frame draw:style-name="gr6" draw:layer="layout" svg:width="11.757cm" svg:height="1.458cm" svg:x="0.504cm" svg:y="16.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13.645cm" svg:height="1.458cm" svg:x="14.205cm" svg:y="16.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.738cm" svg:height="0.962cm" svg:x="13.635cm" svg:y="16.2cm">
          <draw:text-box>
            <text:p>e.g.: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隠れ変数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4">問題</text:span><text:span text:style-name="T4">:</text:span> <text:span text:style-name="T5">y</text:span><text:span text:style-name="T18">i,j</text:span><text:span text:style-name="T23">の値は与えられていない</text:span></text:p>
              </text:list-item>
              <text:list-item>
                <text:p><text:span text:style-name="T24">解決策</text:span><text:span text:style-name="T24">: </text:span><text:span text:style-name="T23">教師なし学習を利用</text:span></text:p>
              </text:list-item>
              <text:list-item>
                <text:p><text:span text:style-name="T23">教師なし学習の手法例：</text:span></text:p>
                <text:list>
                  <text:list-item>
                    <text:p><text:span text:style-name="T23">EM</text:span><text:span text:style-name="T23">アルゴリズム</text:span></text:p>
                  </text:list-item>
                  <text:list-item>
                    <text:p><text:span text:style-name="T23">変分ベイズ</text:span></text:p>
                  </text:list-item>
                  <text:list-item>
                    <text:p><text:span text:style-name="T25">サンプリン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10" draw:text-style-name="P14" draw:layer="layout" svg:width="25.199cm" svg:height="2.987cm" svg:x="1.27cm" svg:y="1.399cm" presentation:class="title" presentation:user-transformed="true">
          <draw:text-box>
            <text:p><text:span text:style-name="T26">サンプリングの例</text:span></text:p>
          </draw:text-box>
        </draw:frame>
        <draw:frame presentation:style-name="pr11" draw:text-style-name="P14" draw:layer="layout" svg:width="25.199cm" svg:height="13.61cm" svg:x="1.471cm" svg:y="4.38cm" presentation:class="outline" presentation:user-transformed="true">
          <draw:text-box>
            <text:list text:style-name="L2">
              <text:list-item>
                <text:p><text:span text:style-name="T26">ある分布に従ってサンプルを生成</text:span><text:span text:style-name="T26">:</text:span><text:span text:style-name="T26"><text:line-break/></text:span><text:span text:style-name="T26"><text:line-break/></text:span><text:span text:style-name="T26"><text:line-break/></text:span><text:span text:style-name="T26"/></text:p>
              </text:list-item>
              <text:list-item>
                <text:p><text:span text:style-name="T26">サンプルを数え上げて割ったら確率が近似可能：</text:span><text:span text:style-name="T26"><text:line-break/></text:span><text:span text:style-name="T26"><text:line-break/></text:span><text:span text:style-name="T27"> </text:span></text:p>
              </text:list-item>
              <text:list-item>
                <text:p><text:span text:style-name="T26">サンプルが増えれば近似の精度も増える：</text:span></text:p>
              </text:list-item>
            </text:list>
          </draw:text-box>
        </draw:frame>
        <draw:frame draw:style-name="gr4" draw:text-style-name="P15" draw:layer="layout" svg:width="17.147cm" svg:height="1.204cm" svg:x="1.385cm" svg:y="5.885cm">
          <draw:text-box>
            <text:p><text:span text:style-name="T28">分布</text:span><text:span text:style-name="T28">: </text:span><text:span text:style-name="T28"><text:tab/></text:span><text:span text:style-name="T28"><text:tab/></text:span><text:span text:style-name="T28"><text:tab/></text:span><text:span text:style-name="T29">P(A)=0.5 <text:s text:c="2"/>P(B)=0.3 <text:s text:c="2"/>P(C)=0.2</text:span></text:p>
          </draw:text-box>
        </draw:frame>
        <draw:frame draw:style-name="gr4" draw:text-style-name="P16" draw:layer="layout" svg:width="21.694cm" svg:height="1.119cm" svg:x="0.97cm" svg:y="10.92cm">
          <draw:text-box>
            <text:p><text:span text:style-name="T30">P(A)= 4/10 = 0.4,</text:span><text:span text:style-name="T30"><text:tab/></text:span><text:span text:style-name="T30"><text:tab/></text:span><text:span text:style-name="T30">P(B)= 4/10 = 0.4,</text:span><text:span text:style-name="T30"><text:tab/></text:span><text:span text:style-name="T30"><text:tab/></text:span><text:span text:style-name="T30">P(C) = 2/10 = 0.2</text:span></text:p>
          </draw:text-box>
        </draw:frame>
        <draw:frame draw:style-name="gr4" draw:text-style-name="P17" draw:layer="layout" svg:width="18.557cm" svg:height="1.119cm" svg:x="1.47cm" svg:y="7.221cm">
          <draw:text-box>
            <text:p><text:span text:style-name="T31">サンプル</text:span><text:span text:style-name="T31">: <text:s text:c="4"/></text:span><text:span text:style-name="T31"><text:tab/></text:span><text:span text:style-name="T30">B</text:span><text:span text:style-name="T30"><text:tab/></text:span><text:span text:style-name="T30">B</text:span><text:span text:style-name="T30"><text:tab/></text:span><text:span text:style-name="T30">C</text:span><text:span text:style-name="T30"><text:tab/></text:span><text:span text:style-name="T30">A</text:span><text:span text:style-name="T30"><text:tab/></text:span><text:span text:style-name="T30">A</text:span><text:span text:style-name="T30"><text:tab/></text:span><text:span text:style-name="T30">C</text:span><text:span text:style-name="T30"><text:tab/></text:span><text:span text:style-name="T30">A</text:span><text:span text:style-name="T30"><text:tab/></text:span><text:span text:style-name="T30">B</text:span><text:span text:style-name="T30"><text:tab/></text:span><text:span text:style-name="T30">B</text:span><text:span text:style-name="T30"><text:tab/></text:span><text:span text:style-name="T30">A</text:span><text:span text:style-name="T31"> </text:span>… </text:p>
          </draw:text-box>
        </draw:frame>
        <draw:custom-shape draw:style-name="gr9" draw:text-style-name="P18" draw:layer="layout" svg:width="25.4cm" svg:height="3.002cm" svg:x="1.27cm" svg:y="5.6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8.204cm" svg:height="7.03cm" svg:x="5.291cm" svg:y="13.8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10" draw:text-style-name="P14" draw:layer="layout" svg:width="25.199cm" svg:height="2.987cm" svg:x="1.27cm" svg:y="1.699cm" presentation:class="title" presentation:user-transformed="true">
          <draw:text-box>
            <text:p><text:span text:style-name="T26">アルゴリズム</text:span></text:p>
          </draw:text-box>
        </draw:frame>
        <draw:frame presentation:style-name="pr11" draw:text-style-name="P14" draw:layer="layout" svg:width="25.199cm" svg:height="13.61cm" svg:x="2.571cm" svg:y="5.08cm" presentation:class="outline" presentation:user-transformed="true">
          <draw:text-box>
            <text:p><text:span text:style-name="T32">SampleOne</text:span><text:span text:style-name="T26">(probs[])</text:span></text:p>
            <text:p><text:span text:style-name="T26"><text:s text:c="5"/></text:span><text:span text:style-name="T26">z = </text:span><text:span text:style-name="T32">Sum</text:span><text:span text:style-name="T26">(probs)</text:span></text:p>
            <text:p><text:span text:style-name="T26"><text:s text:c="5"/></text:span><text:span text:style-name="T26">remaining = </text:span><text:span text:style-name="T32">Rand</text:span><text:span text:style-name="T26">(z)</text:span></text:p>
            <text:p><text:span text:style-name="T33"><text:s text:c="5"/></text:span><text:span text:style-name="T33">for each</text:span><text:span text:style-name="T26"> i </text:span><text:span text:style-name="T33">in</text:span><text:span text:style-name="T26"> 0 .. probs.size-1</text:span></text:p>
            <text:p><text:span text:style-name="T26"><text:s text:c="10"/></text:span><text:span text:style-name="T26">remaining -= probs[i]</text:span></text:p>
            <text:p><text:span text:style-name="T26"><text:s text:c="10"/></text:span><text:span text:style-name="T33">if</text:span><text:span text:style-name="T26"> remaining &lt;= 0</text:span></text:p>
            <text:p><text:span text:style-name="T26"><text:s text:c="15"/></text:span><text:span text:style-name="T33">return</text:span><text:span text:style-name="T26"> i</text:span></text:p>
          </draw:text-box>
        </draw:frame>
        <draw:frame draw:style-name="gr4" draw:text-style-name="P19" draw:layer="layout" svg:width="8.959cm" svg:height="1.898cm" svg:x="17.232cm" svg:y="8.415cm">
          <draw:text-box>
            <text:p><text:span text:style-name="T34">[0,z)</text:span><text:span text:style-name="T34">の乱数を一様分布に</text:span></text:p>
            <text:p><text:span text:style-name="T34">よって生成</text:span></text:p>
          </draw:text-box>
        </draw:frame>
        <draw:frame draw:style-name="gr4" draw:text-style-name="P19" draw:layer="layout" svg:width="7.91cm" svg:height="1.119cm" svg:x="17.233cm" svg:y="10.516cm">
          <draw:text-box>
            <text:p><text:span text:style-name="T34">probs</text:span><text:span text:style-name="T34">の各項目を検証</text:span></text:p>
          </draw:text-box>
        </draw:frame>
        <draw:frame draw:style-name="gr4" draw:text-style-name="P19" draw:layer="layout" svg:width="6.314cm" svg:height="1.03cm" svg:x="17.233cm" svg:y="12.117cm">
          <draw:text-box>
            <text:p><text:span text:style-name="T34">現在の確率を引く</text:span></text:p>
          </draw:text-box>
        </draw:frame>
        <draw:frame draw:style-name="gr4" draw:text-style-name="P19" draw:layer="layout" svg:width="7.897cm" svg:height="1.119cm" svg:x="17.233cm" svg:y="13.918cm">
          <draw:text-box>
            <text:p><text:span text:style-name="T34">0</text:span><text:span text:style-name="T34">より小さい場合、返す</text:span></text:p>
          </draw:text-box>
        </draw:frame>
        <draw:frame draw:style-name="gr4" draw:text-style-name="P19" draw:layer="layout" svg:width="9.906cm" svg:height="1.119cm" svg:x="17.233cm" svg:y="6.916cm">
          <draw:text-box>
            <text:p><text:span text:style-name="T34">確率の和（正規化項</text:span><text:span text:style-name="T34">)</text:span><text:span text:style-name="T34">を計算</text:span></text:p>
          </draw:text-box>
        </draw:frame>
        <draw:frame draw:style-name="gr4" draw:text-style-name="P20" xml:id="id1" draw:id="id1" draw:layer="layout" svg:width="21.592cm" svg:height="1.102cm" svg:x="3.908cm" svg:y="16.692cm">
          <draw:text-box>
            <text:p><text:span text:style-name="T35">全ての確率が終わっても返さない場合はバグでエラー終了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10" draw:layer="layout" svg:width="25.199cm" svg:height="2.987cm" svg:x="1.27cm" svg:y="1.699cm" presentation:class="title">
          <draw:text-box>
            <text:p>ギブスサンプリング</text:p>
          </draw:text-box>
        </draw:frame>
        <draw:frame presentation:style-name="pr11" draw:layer="layout" svg:width="25.199cm" svg:height="13.61cm" svg:x="1.471cm" svg:y="5.08cm" presentation:class="outline" presentation:user-transformed="true">
          <draw:text-box>
            <text:list text:style-name="L2">
              <text:list-item>
                <text:p>2つの変数を分布P(X,Y)からサンプルしたい</text:p>
                <text:list>
                  <text:list-item>
                    <text:p>… P(X,Y)からサンプリングすることが不可</text:p>
                  </text:list-item>
                  <text:list-item>
                    <text:p>… P(X|Y)とP(Y|X)からサンプリングすることが可</text:p>
                  </text:list-item>
                </text:list>
              </text:list-item>
              <text:list-item>
                <text:p><text:span text:style-name="T4">ギブスサンプリング</text:span><text:span text:style-name="T5">では、変数を</text:span><text:span text:style-name="T5">1</text:span><text:span text:style-name="T5">個ずつサンプリングする</text:span></text:p>
              </text:list-item>
              <text:list-item>
                <text:p>各イタレーション：<text:line-break/><text:tab/>Xを固定し、YをP(Y|X)に従ってサンプリング<text:line-break/><text:tab/>Yを固定し、XをP(X|Y)に従ってサンプリン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10" draw:layer="layout" svg:width="25.199cm" svg:height="2.987cm" svg:x="1.27cm" svg:y="1.699cm" presentation:class="title">
          <draw:text-box>
            <text:p>ギブスサンプリングの例</text:p>
          </draw:text-box>
        </draw:frame>
        <draw:frame presentation:style-name="pr11" draw:layer="layout" svg:width="25.199cm" svg:height="15.252cm" svg:x="1.471cm" svg:y="5.08cm" presentation:class="outline" presentation:user-transformed="true">
          <draw:text-box>
            <text:list text:style-name="L2">
              <text:list-item>
                <text:p><text:span text:style-name="T4">親</text:span><text:span text:style-name="T4">A</text:span>と<text:span text:style-name="T5">子</text:span><text:span text:style-name="T5">B</text:span>は買い物している、それぞれの性別は？<text:line-break/>P(<text:span text:style-name="T4">母</text:span>|<text:span text:style-name="T5">娘</text:span>) = 5/6 = 0.833 <text:s text:c="2"/>P(<text:span text:style-name="T4">母</text:span>|<text:span text:style-name="T5">息子</text:span>) = 5/8 = 0.625<text:line-break/>P(<text:span text:style-name="T5">娘</text:span>|<text:span text:style-name="T4">母</text:span>) = 2/3 = 0.667 <text:s text:c="2"/>P(<text:span text:style-name="T5">娘</text:span>|<text:span text:style-name="T4">父</text:span>) = 2/5 = 0.4</text:p>
              </text:list-item>
              <text:list-item>
                <text:p><text:line-break/>初期状態：<text:span text:style-name="T4">母</text:span>/<text:span text:style-name="T5">娘</text:span><text:line-break/><text:tab/>Aをサンプル：P(<text:span text:style-name="T4">母</text:span>|<text:span text:style-name="T5">娘</text:span>)=0.833, <text:span text:style-name="T4">母</text:span>を選んだ！<text:line-break/><text:tab/>Bをサンプル：P(<text:span text:style-name="T5">娘</text:span>|<text:span text:style-name="T4">母</text:span>)=0.667, <text:span text:style-name="T5">息子</text:span>を選んだ！<text:line-break/>　c(母,息子)++<text:line-break/><text:tab/>Aをサンプル：P(<text:span text:style-name="T4">母</text:span>|<text:span text:style-name="T5">息子</text:span>)=0.625, <text:span text:style-name="T4">母</text:span>を選んだ！<text:line-break/><text:tab/>Bをサンプル：P(<text:span text:style-name="T5">娘</text:span>|<text:span text:style-name="T4">母</text:span>)=0.667, <text:span text:style-name="T5">娘</text:span>を選んだ！<text:line-break/> <text:s/>c(母,娘)++<text:line-break/> <text:s text:c="38"/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10" draw:layer="layout" svg:width="25.199cm" svg:height="2.987cm" svg:x="1.27cm" svg:y="1.699cm" presentation:class="title">
          <draw:text-box>
            <text:p>実際にやってみると</text:p>
          </draw:text-box>
        </draw:frame>
        <draw:frame presentation:style-name="pr13" draw:layer="layout" svg:width="25.199cm" svg:height="2.18cm" svg:x="1.471cm" svg:y="16.51cm" presentation:class="outline" presentation:user-transformed="true">
          <draw:text-box>
            <text:list text:style-name="L2">
              <text:list-item>
                <text:p>同時確率の式を手で解いてこの結果を確認できる</text:p>
              </text:list-item>
            </text:list>
          </draw:text-box>
        </draw:frame>
        <draw:frame draw:style-name="gr10" draw:layer="layout" svg:width="22.225cm" svg:height="12.065cm" svg:x="1.905cm" svg:y="3.8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トピックモデルのサンプリング(1)</text:p>
          </draw:text-box>
        </draw:frame>
        <draw:frame presentation:style-name="pr14" draw:layer="layout" svg:width="25.199cm" svg:height="7.323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8">i,j</text:span>を1つずつ：<text:line-break/><text:line-break/><text:line-break/><text:line-break/></text:p>
              </text:list-item>
              <text:list-item>
                <text:p>まず<text:span text:style-name="T8">y</text:span><text:span text:style-name="T36">i,j</text:span> をカウントから削除、確率を再計算</text:p>
              </text:list-item>
            </text:list>
          </draw:text-box>
        </draw:frame>
        <draw:frame draw:style-name="gr4" draw:text-style-name="P6" draw:layer="layout" svg:width="24.221cm" svg:height="1.583cm" svg:x="1.84cm" svg:y="6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12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2.708cm" svg:height="1.583cm" svg:x="1.77cm" svg:y="7.695cm">
          <draw:text-box>
            <text:p><text:span text:style-name="T37"><text:s/></text:span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 text:c="3"/></text:span><text:span text:style-name="T12">7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8cm" svg:x="1.217cm" svg:y="12.624cm">
          <draw:text-box>
            <text:p><text:span text:style-name="T3">{0, 0, </text:span><text:span text:style-name="T39">1/9</text:span><text:span text:style-name="T3">, </text:span><text:span text:style-name="T38">2/9</text:span><text:span text:style-name="T3">, </text:span><text:span text:style-name="T9">1/9</text:span><text:span text:style-name="T3">, </text:span><text:span text:style-name="T40">2/9</text:span><text:span text:style-name="T3">, </text:span><text:span text:style-name="T12">3/9</text:span><text:span text:style-name="T3">, 0}</text:span></text:p>
          </draw:text-box>
        </draw:fram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37cm" svg:y1="14.3cm" svg:x2="15.64cm" svg:y2="15.57cm">
          <text:p/>
        </draw:line>
        <draw:frame draw:style-name="gr4" draw:text-style-name="P6" draw:layer="layout" svg:width="12.594cm" svg:height="1.28cm" svg:x="13.218cm" svg:y="15.625cm">
          <draw:text-box>
            <text:p><text:span text:style-name="T3">{0, 0, </text:span><text:span text:style-name="T39">1/8</text:span><text:span text:style-name="T3">, </text:span><text:span text:style-name="T38">2/8</text:span><text:span text:style-name="T3">, </text:span><text:span text:style-name="T9">1/8</text:span><text:span text:style-name="T3">, </text:span><text:span text:style-name="T40">2/8</text:span><text:span text:style-name="T3">, </text:span><text:span text:style-name="T12">2/8</text:span><text:span text:style-name="T3">, 0}</text:span></text:p>
          </draw:text-box>
        </draw:frame>
        <draw:custom-shape draw:style-name="gr3" draw:text-style-name="P4" draw:layer="layout" svg:width="25.4cm" svg:height="5.055cm" svg:x="1.135cm" svg:y="12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トピックモデルのサンプリング(2)</text:p>
          </draw:text-box>
        </draw:frame>
        <draw:frame presentation:style-name="pr14" draw:layer="layout" svg:width="25.199cm" svg:height="6.605cm" svg:x="1.471cm" svg:y="4.306cm" presentation:class="outline" presentation:user-transformed="true">
          <draw:text-box>
            <text:list text:style-name="L2">
              <text:list-item>
                <text:p><text:span text:style-name="T5">y</text:span><text:span text:style-name="T18">i,j</text:span>を1つずつ：<text:line-break/><text:line-break/><text:line-break/></text:p>
              </text:list-item>
              <text:list-item>
                <text:p>トピック確率と単語確率を掛け合わせる：</text:p>
              </text:list-item>
            </text:list>
          </draw:text-box>
        </draw:frame>
        <draw:frame draw:style-name="gr4" draw:text-style-name="P21" draw:layer="layout" svg:width="24.221cm" svg:height="1.583cm" svg:x="1.84cm" svg:y="6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44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3.225cm" svg:height="1.583cm" svg:x="1.77cm" svg:y="7.695cm">
          <draw:text-box>
            <text:p><text:span text:style-name="T37"><text:s/></text:span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/></text:span><text:span text:style-name="T44">???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6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6.5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341cm" svg:height="1.583cm" svg:x="1.018cm" svg:y="12.625cm">
          <draw:text-box>
            <text:p><text:span text:style-name="T3">P(y</text:span><text:span text:style-name="T37">i,j</text:span><text:span text:style-name="T3"> | Y</text:span><text:span text:style-name="T37">i</text:span><text:span text:style-name="T3">) </text:span><text:span text:style-name="T3"><text:tab/></text:span><text:span text:style-name="T3"><text:tab/></text:span><text:span text:style-name="T3">= { <text:s text:c="3"/>0, <text:s text:c="5"/>0, </text:span><text:span text:style-name="T39">0.125</text:span><text:span text:style-name="T3">, </text:span><text:span text:style-name="T38">0.25</text:span><text:span text:style-name="T3">, </text:span><text:span text:style-name="T9">0.125</text:span><text:span text:style-name="T3">, </text:span><text:span text:style-name="T40">0.25</text:span><text:span text:style-name="T3">, </text:span><text:span text:style-name="T12">0.25</text:span><text:span text:style-name="T3">, 0}</text:span></text:p>
          </draw:text-box>
        </draw:frame>
        <draw:custom-shape draw:style-name="gr3" draw:text-style-name="P4" draw:layer="layout" svg:width="26.805cm" svg:height="9.525cm" svg:x="0.735cm" svg:y="11.0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85cm" svg:height="1.583cm" svg:x="1.019cm" svg:y="14.926cm">
          <draw:text-box>
            <text:p><text:span text:style-name="T3">P(x</text:span><text:span text:style-name="T37">i,j</text:span><text:span text:style-name="T3"> | y</text:span><text:span text:style-name="T37">i,j</text:span><text:span text:style-name="T43">, θ</text:span><text:span text:style-name="T3">) ={0.01, 0.02, <text:s text:c="2"/></text:span><text:span text:style-name="T39">0.01</text:span><text:span text:style-name="T3">, </text:span><text:span text:style-name="T38">0.10</text:span><text:span text:style-name="T3">, <text:s text:c="2"/></text:span><text:span text:style-name="T9">0.08</text:span><text:span text:style-name="T3">, </text:span><text:span text:style-name="T40">0.07</text:span><text:span text:style-name="T3">, </text:span><text:span text:style-name="T12">0.70</text:span><text:span text:style-name="T3">, 0.01}</text:span></text:p>
          </draw:text-box>
        </draw:frame>
        <draw:frame draw:style-name="gr4" draw:text-style-name="P22" draw:layer="layout" svg:width="26.003cm" svg:height="1.583cm" svg:x="1.019cm" svg:y="17.427cm">
          <draw:text-box>
            <text:p><text:span text:style-name="T44">P(x</text:span><text:span text:style-name="T45">i,j</text:span><text:span text:style-name="T44"> y</text:span><text:span text:style-name="T45">i,j</text:span><text:span text:style-name="T44">| Y</text:span><text:span text:style-name="T45">i</text:span><text:span text:style-name="T46">, </text:span><text:span text:style-name="T44">θ)={ <text:s text:c="4"/>0, <text:s text:c="2"/>0,</text:span><text:span text:style-name="T39">0.00125</text:span><text:span text:style-name="T44">,</text:span><text:span text:style-name="T38">0.01</text:span><text:span text:style-name="T44">,</text:span><text:span text:style-name="T9">0.01</text:span><text:span text:style-name="T44">,</text:span><text:span text:style-name="T40">0.00875</text:span><text:span text:style-name="T44">,</text:span><text:span text:style-name="T12">0.175</text:span><text:span text:style-name="T44">, 0}/Z</text:span></text:p>
          </draw:text-box>
        </draw:frame>
        <draw:frame draw:style-name="gr4" draw:text-style-name="P23" draw:layer="layout" svg:width="1.107cm" svg:height="1.991cm" svg:x="13.733cm" svg:y="13.888cm">
          <draw:text-box>
            <text:p><text:span text:style-name="T47">*</text:span></text:p>
          </draw:text-box>
        </draw:frame>
        <draw:frame draw:style-name="gr4" draw:text-style-name="P23" draw:layer="layout" svg:width="1.408cm" svg:height="1.991cm" svg:x="13.634cm" svg:y="15.989cm">
          <draw:text-box>
            <text:p><text:span text:style-name="T47">=</text:span></text:p>
          </draw:text-box>
        </draw:frame>
        <draw:frame draw:style-name="gr4" draw:text-style-name="P6" draw:layer="layout" svg:width="5.095cm" svg:height="1.326cm" svg:x="20.375cm" svg:y="19.35cm">
          <draw:text-box>
            <text:p><text:span text:style-name="T3">正規化係数</text:span></text:p>
          </draw:text-box>
        </draw:frame>
        <draw:line draw:style-name="gr7" draw:text-style-name="P4" draw:layer="layout" svg:x1="25.435cm" svg:y1="20.32cm" svg:x2="26.07cm" svg:y2="19.05cm">
          <text:p/>
        </draw:line>
        <draw:frame draw:style-name="gr4" draw:text-style-name="P6" draw:layer="layout" svg:width="9.185cm" svg:height="1.326cm" svg:x="18.675cm" svg:y="11.15cm">
          <draw:text-box>
            <text:p><text:span text:style-name="T3">コーパス全体から計算</text:span></text:p>
          </draw:text-box>
        </draw:frame>
        <draw:line draw:style-name="gr7" draw:text-style-name="P4" draw:layer="layout" svg:x1="26.136cm" svg:y1="12.22cm" svg:x2="25.7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トピックモデルのサンプリング(3)</text:p>
          </draw:text-box>
        </draw:frame>
        <draw:frame presentation:style-name="pr14" draw:layer="layout" svg:width="25.199cm" svg:height="9.043cm" svg:x="1.471cm" svg:y="4.306cm" presentation:class="outline" presentation:user-transformed="true">
          <draw:text-box>
            <text:list text:style-name="L2">
              <text:list-item>
                <text:p>確率分布から1つの値をサンプリング：<text:line-break/><text:line-break/></text:p>
              </text:list-item>
              <text:list-item>
                <text:p>トピックを更新：<text:line-break/><text:line-break/><text:line-break/></text:p>
              </text:list-item>
              <text:list-item>
                <text:p>カウントと確率を更新：</text:p>
              </text:list-item>
            </text:list>
          </draw:text-box>
        </draw:frame>
        <draw:frame draw:style-name="gr4" draw:text-style-name="P21" draw:layer="layout" svg:width="24.221cm" svg:height="1.583cm" svg:x="1.84cm" svg:y="9.611cm">
          <draw:text-box>
            <text:p text:style-name="P4"><text:span text:style-name="T3">X</text:span><text:span text:style-name="T37">1</text:span><text:span text:style-name="T3"> = </text:span><text:span text:style-name="T9">Cuomo</text:span><text:span text:style-name="T3"> </text:span><text:span text:style-name="T12">to</text:span><text:span text:style-name="T3"> </text:span><text:span text:style-name="T38">Push</text:span><text:span text:style-name="T3"> </text:span><text:span text:style-name="T40">for</text:span><text:span text:style-name="T3"> </text:span><text:span text:style-name="T39">Broader</text:span><text:span text:style-name="T3"> </text:span><text:span text:style-name="T38">Ban</text:span><text:span text:style-name="T3"> </text:span><text:span text:style-name="T12">on</text:span><text:span text:style-name="T3"> </text:span><text:span text:style-name="T40">Assault Weapons</text:span></text:p>
          </draw:text-box>
        </draw:frame>
        <draw:frame draw:style-name="gr4" draw:text-style-name="P6" draw:layer="layout" svg:width="22.814cm" svg:height="1.583cm" svg:x="1.77cm" svg:y="10.695cm">
          <draw:text-box>
            <text:p><text:span text:style-name="T41">Y</text:span><text:span text:style-name="T42">1</text:span><text:span text:style-name="T43"> </text:span><text:span text:style-name="T3">= <text:s text:c="5"/></text:span><text:span text:style-name="T9">5</text:span><text:span text:style-name="T3"> <text:s text:c="7"/></text:span><text:span text:style-name="T12">7</text:span><text:span text:style-name="T3"> <text:s text:c="3"/></text:span><text:span text:style-name="T38">4</text:span><text:span text:style-name="T3"> <text:s text:c="4"/></text:span><text:span text:style-name="T40">6</text:span><text:span text:style-name="T3"> <text:s text:c="7"/></text:span><text:span text:style-name="T39">3</text:span><text:span text:style-name="T3"> <text:s text:c="7"/></text:span><text:span text:style-name="T38">4</text:span><text:span text:style-name="T3"> <text:s text:c="4"/></text:span><text:span text:style-name="T12">7</text:span><text:span text:style-name="T3"> <text:s text:c="6"/></text:span><text:span text:style-name="T40">6</text:span><text:span text:style-name="T3"> <text:s text:c="11"/></text:span><text:span text:style-name="T40">6</text:span></text:p>
          </draw:text-box>
        </draw:frame>
        <draw:custom-shape draw:style-name="gr3" draw:text-style-name="P4" draw:layer="layout" svg:width="25.4cm" svg:height="3.04cm" svg:x="1.135cm" svg:y="9.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905cm" svg:height="2.54cm" svg:x="10.26cm" svg:y="9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6.805cm" svg:height="2cm" svg:x="0.735cm" svg:y="5.6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46cm" svg:height="1.583cm" svg:x="0.919cm" svg:y="5.927cm">
          <draw:text-box>
            <text:p><text:span text:style-name="T3">P(x</text:span><text:span text:style-name="T37">i,j</text:span><text:span text:style-name="T3">, y</text:span><text:span text:style-name="T37">i,j</text:span><text:span text:style-name="T3"> | T</text:span><text:span text:style-name="T37">i</text:span><text:span text:style-name="T43">, θ</text:span><text:span text:style-name="T3">)={ <text:s text:c="4"/>0, <text:s text:c="2"/>0,</text:span><text:span text:style-name="T39">0.00125</text:span><text:span text:style-name="T3">,</text:span><text:span text:style-name="T38">0.01</text:span><text:span text:style-name="T3">,</text:span><text:span text:style-name="T9">0.01</text:span><text:span text:style-name="T3">,</text:span><text:span text:style-name="T40">0.00875</text:span><text:span text:style-name="T3">,</text:span><text:span text:style-name="T12">0.175</text:span><text:span text:style-name="T3">, 0}/Z</text:span></text:p>
          </draw:text-box>
        </draw:frame>
        <draw:custom-shape draw:style-name="gr11" draw:text-style-name="P4" draw:layer="layout" svg:width="3.529cm" svg:height="1.505cm" svg:x="19.061cm" svg:y="5.8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594cm" svg:height="1.28cm" svg:x="13.452cm" svg:y="17.969cm">
          <draw:text-box>
            <text:p><text:span text:style-name="T3">{0, 0, </text:span><text:span text:style-name="T39">1/9</text:span><text:span text:style-name="T3">, </text:span><text:span text:style-name="T38">2/9</text:span><text:span text:style-name="T3">, </text:span><text:span text:style-name="T9">1/9</text:span><text:span text:style-name="T3">, </text:span><text:span text:style-name="T40">3/9</text:span><text:span text:style-name="T3">, </text:span><text:span text:style-name="T12">2/9</text:span><text:span text:style-name="T3">, 0}</text:span></text:p>
          </draw:text-box>
        </draw:frame>
        <draw:line draw:style-name="gr5" draw:text-style-name="P4" draw:layer="layout" svg:x1="13.505cm" svg:y1="16.345cm" svg:x2="14.775cm" svg:y2="17.615cm">
          <text:p/>
        </draw:line>
        <draw:frame draw:style-name="gr4" draw:text-style-name="P6" draw:layer="layout" svg:width="12.594cm" svg:height="1.28cm" svg:x="1.053cm" svg:y="14.67cm">
          <draw:text-box>
            <text:p><text:span text:style-name="T3">{0, 0, </text:span><text:span text:style-name="T39">1/8</text:span><text:span text:style-name="T3">, </text:span><text:span text:style-name="T38">2/8</text:span><text:span text:style-name="T3">, </text:span><text:span text:style-name="T9">1/8</text:span><text:span text:style-name="T3">, </text:span><text:span text:style-name="T40">2/8</text:span><text:span text:style-name="T3">, </text:span><text:span text:style-name="T12">2/8</text:span><text:span text:style-name="T3">, 0}</text:span></text:p>
          </draw:text-box>
        </draw:frame>
        <draw:custom-shape draw:style-name="gr3" draw:text-style-name="P4" draw:layer="layout" svg:width="25.4cm" svg:height="5.055cm" svg:x="1.07cm" svg:y="14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ディリクレ分布による平滑化：</text:p>
          </draw:text-box>
        </draw:frame>
        <draw:frame presentation:style-name="pr5" draw:layer="layout" svg:width="25.199cm" svg:height="16.269cm" svg:x="1.471cm" svg:y="3.58cm" presentation:class="outline" presentation:user-transformed="true">
          <draw:text-box>
            <text:list text:style-name="L2">
              <text:list-item>
                <text:p><text:span text:style-name="T4">問題</text:span><text:span text:style-name="T4">:</text:span> 多くのカウントが0→多くの確率が0<text:line-break/><text:tab/><text:tab/><text:tab/> → 局所解に陥る</text:p>
              </text:list-item>
              <text:list-item>
                <text:p><text:span text:style-name="T4">解決策</text:span><text:span text:style-name="T4">:</text:span> 確率の平滑化<text:line-break/><text:line-break/><text:line-break/><text:line-break/><text:line-break/><text:line-break/><text:line-break/><text:line-break/></text:p>
              </text:list-item>
              <text:list-item>
                <text:p>N<text:span text:style-name="T48">x</text:span>とN<text:span text:style-name="T48">y</text:span> はそれぞれ単語とトピックの異なり数</text:p>
              </text:list-item>
              <text:list-item>
                <text:p>確率に対して<text:span text:style-name="T4">ディリクレ分布に基づく事前分布</text:span>の利用と等しい（LDAの論文を参照）</text:p>
              </text:list-item>
            </text:list>
          </draw:text-box>
        </draw:frame>
        <draw:frame draw:style-name="gr6" draw:layer="layout" svg:width="10.096cm" svg:height="2.641cm" svg:x="1.37cm" svg:y="9.55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1.73cm" svg:height="2.641cm" svg:x="14.165cm" svg:y="9.59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334cm" svg:height="2.641cm" svg:x="1.371cm" svg:y="13.25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10.735cm" svg:height="2.641cm" svg:x="14.765cm" svg:y="13.1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2" draw:text-style-name="P4" draw:layer="layout" svg:x1="12.265cm" svg:y1="10.965cm" svg:x2="13.535cm" svg:y2="10.965cm">
          <text:p/>
        </draw:line>
        <draw:line draw:style-name="gr12" draw:text-style-name="P4" draw:layer="layout" svg:x1="12.265cm" svg:y1="14.665cm" svg:x2="13.535cm" svg:y2="14.665cm">
          <text:p/>
        </draw:line>
        <draw:frame draw:style-name="gr4" draw:text-style-name="P24" draw:layer="layout" svg:width="4.854cm" svg:height="1.326cm" svg:x="3.446cm" svg:y="8.09cm">
          <draw:text-box>
            <text:p><text:span text:style-name="T49">平滑化なし</text:span></text:p>
          </draw:text-box>
        </draw:frame>
        <draw:frame draw:style-name="gr4" draw:text-style-name="P24" draw:layer="layout" svg:width="4.892cm" svg:height="1.326cm" svg:x="16.746cm" svg:y="8.09cm">
          <draw:text-box>
            <text:p><text:span text:style-name="T49">平滑化有り</text:span></text:p>
          </draw:text-box>
        </draw:frame>
        <draw:custom-shape draw:style-name="gr3" draw:text-style-name="P4" draw:layer="layout" svg:width="25.4cm" svg:height="8.414cm" svg:x="1.07cm" svg:y="7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0.874cm" presentation:class="title" presentation:user-transformed="true">
          <draw:text-box>
            <text:p>実装：初期化</text:p>
          </draw:text-box>
        </draw:frame>
        <draw:frame presentation:style-name="pr5" draw:text-style-name="P6" draw:layer="layout" svg:width="27.904cm" svg:height="13.86cm" svg:x="-0.599cm" svg:y="3.78cm" presentation:class="outline" presentation:user-transformed="true">
          <draw:text-box>
            <text:list text:style-name="L2">
              <text:list-header>
                <text:p><text:span text:style-name="T50">make vectors </text:span><text:span text:style-name="T51">xcorpu</text:span><text:span text:style-name="T52">s,</text:span><text:span text:style-name="T51"> ycorpu</text:span><text:span text:style-name="T52">s </text:span><text:span text:style-name="T53"><text:s/></text:span><text:span text:style-name="T53"><text:tab/></text:span><text:span text:style-name="T53"># </text:span><text:span text:style-name="T53">各</text:span><text:span text:style-name="T53">x, y</text:span><text:span text:style-name="T53">を格納</text:span><text:span text:style-name="T54"><text:line-break/></text:span><text:span text:style-name="T50">make map </text:span><text:span text:style-name="T51">xcounts, ycounts</text:span><text:span text:style-name="T52"><text:tab/></text:span><text:span text:style-name="T52"> </text:span><text:span text:style-name="T52"><text:tab/></text:span><text:span text:style-name="T53"># </text:span><text:span text:style-name="T53">カウントの格納</text:span><text:span text:style-name="T54"><text:line-break/></text:span><text:span text:style-name="T54">for</text:span><text:span text:style-name="T51"> line</text:span><text:span text:style-name="T54"> in</text:span><text:span text:style-name="T51"> file</text:span><text:span text:style-name="T51"><text:line-break/></text:span><text:span text:style-name="T51"><text:tab/></text:span><text:span text:style-name="T51">docid</text:span><text:span text:style-name="T55"> = </text:span><text:span text:style-name="T50">size of</text:span><text:span text:style-name="T55"> </text:span><text:span text:style-name="T51">xcorpus</text:span><text:span text:style-name="T51"><text:tab/></text:span><text:span text:style-name="T51"><text:tab/></text:span><text:span text:style-name="T56"># </text:span><text:span text:style-name="T56">この文章の</text:span><text:span text:style-name="T56">ID</text:span><text:span text:style-name="T56">を獲得</text:span><text:span text:style-name="T54"><text:line-break/></text:span><text:span text:style-name="T54"><text:tab/></text:span><text:span text:style-name="T54">split</text:span><text:span text:style-name="T57"> lin</text:span><text:span text:style-name="T3">e</text:span><text:span text:style-name="T54"> into</text:span><text:span text:style-name="T51"> words</text:span><text:span text:style-name="T51"><text:line-break/></text:span><text:span text:style-name="T51"><text:tab/></text:span><text:span text:style-name="T50">make vector</text:span><text:span text:style-name="T55"> </text:span><text:span text:style-name="T51">topics</text:span><text:span text:style-name="T51"><text:tab/></text:span><text:span text:style-name="T51"><text:tab/></text:span><text:span text:style-name="T56"># </text:span><text:span text:style-name="T56">単語のトピックをランダム初期化</text:span><text:span text:style-name="T51"><text:line-break/></text:span><text:span text:style-name="T51"><text:tab/></text:span><text:span text:style-name="T50">for </text:span><text:span text:style-name="T51">word</text:span><text:span text:style-name="T55"> </text:span><text:span text:style-name="T50">in</text:span><text:span text:style-name="T55"> </text:span><text:span text:style-name="T51">words</text:span><text:span text:style-name="T55"><text:line-break/></text:span><text:span text:style-name="T55"><text:tab/></text:span><text:span text:style-name="T55"><text:tab/></text:span><text:span text:style-name="T51">topic</text:span><text:span text:style-name="T55"> = </text:span><text:span text:style-name="T58">Rand</text:span><text:span text:style-name="T55">(NUM_TOPICS)</text:span><text:span text:style-name="T55"><text:tab/></text:span><text:span text:style-name="T56"># [0,NUM_TOP)</text:span><text:span text:style-name="T56">の間</text:span><text:span text:style-name="T55"><text:line-break/></text:span><text:span text:style-name="T55"><text:tab/></text:span><text:span text:style-name="T55"><text:tab/></text:span><text:span text:style-name="T50">append</text:span><text:span text:style-name="T55"> </text:span><text:span text:style-name="T51">topic</text:span><text:span text:style-name="T55"> </text:span><text:span text:style-name="T50">to</text:span><text:span text:style-name="T55"> </text:span><text:span text:style-name="T51">topics</text:span><text:span text:style-name="T51"><text:line-break/></text:span><text:span text:style-name="T51"><text:tab/></text:span><text:span text:style-name="T51"><text:tab/></text:span><text:span text:style-name="T58">AddCounts</text:span><text:span text:style-name="T55">(</text:span><text:span text:style-name="T51">word, topic, docid, </text:span><text:span text:style-name="T55">1)</text:span><text:span text:style-name="T55"><text:tab/></text:span><text:span text:style-name="T56"># </text:span><text:span text:style-name="T56">カウントを追加</text:span><text:span text:style-name="T51"><text:line-break/></text:span><text:span text:style-name="T51"><text:tab/></text:span><text:span text:style-name="T50">append</text:span><text:span text:style-name="T55"> </text:span><text:span text:style-name="T51">words</text:span><text:span text:style-name="T55"> (vector) </text:span><text:span text:style-name="T50">to</text:span><text:span text:style-name="T55"> </text:span><text:span text:style-name="T51">xcorpus</text:span><text:span text:style-name="T51"><text:line-break/></text:span><text:span text:style-name="T51"><text:tab/></text:span><text:span text:style-name="T50">append</text:span><text:span text:style-name="T55"> </text:span><text:span text:style-name="T51">topics</text:span><text:span text:style-name="T55"> (vector) </text:span><text:span text:style-name="T50">to</text:span><text:span text:style-name="T55"> </text:span><text:span text:style-name="T51">ycorpu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実装：カウントの追加</text:p>
          </draw:text-box>
        </draw:frame>
        <draw:frame presentation:style-name="pr5" draw:text-style-name="P6" draw:layer="layout" svg:width="27.904cm" svg:height="13.86cm" svg:x="-0.599cm" svg:y="5.08cm" presentation:class="outline" presentation:user-transformed="true">
          <draw:text-box>
            <text:list text:style-name="L2">
              <text:list-header>
                <text:p><text:span text:style-name="T58">AddCounts</text:span><text:span text:style-name="T55">(</text:span><text:span text:style-name="T51">word, topic, docid, amount</text:span><text:span text:style-name="T55">)</text:span><text:span text:style-name="T55"><text:line-break/></text:span><text:span text:style-name="T51"><text:line-break/></text:span><text:span text:style-name="T51"><text:tab/></text:span><text:span text:style-name="T51">xcounts[“topic”] += amount</text:span><text:span text:style-name="T51"><text:line-break/></text:span><text:span text:style-name="T51"><text:tab/></text:span><text:span text:style-name="T51">xcounts[“word|topic”] += amount</text:span><text:span text:style-name="T51"><text:line-break/></text:span><text:span text:style-name="T51"><text:line-break/></text:span><text:span text:style-name="T51"><text:line-break/></text:span><text:span text:style-name="T51"><text:tab/></text:span><text:span text:style-name="T51">ycounts[“docid”] += amount</text:span><text:span text:style-name="T51"><text:line-break/></text:span><text:span text:style-name="T51"><text:tab/></text:span><text:span text:style-name="T51">ycounts[“topic|docid”] += amount</text:span><text:span text:style-name="T51"><text:line-break/></text:span><text:span text:style-name="T51"><text:line-break/></text:span><text:span text:style-name="T51"><text:tab/></text:span><text:span text:style-name="T59">バグチェック</text:span><text:span text:style-name="T59"><text:line-break/></text:span><text:span text:style-name="T59">　　</text:span><text:span text:style-name="T59">&lt; 0</text:span><text:span text:style-name="T59">の場合はエラー終了</text:span></text:p>
              </text:list-header>
            </text:list>
          </draw:text-box>
        </draw:frame>
        <draw:frame draw:style-name="gr6" draw:layer="layout" svg:width="11.73cm" svg:height="2.641cm" svg:x="15.634cm" svg:y="6.9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0.718cm" svg:height="2.641cm" svg:x="16.172cm" svg:y="11.09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0.874cm" presentation:class="title" presentation:user-transformed="true">
          <draw:text-box>
            <text:p>実装：サンプリング</text:p>
          </draw:text-box>
        </draw:frame>
        <draw:frame presentation:style-name="pr5" draw:text-style-name="P6" draw:layer="layout" svg:width="27.904cm" svg:height="17.31cm" svg:x="-0.599cm" svg:y="3.48cm" presentation:class="outline" presentation:user-transformed="true">
          <draw:text-box>
            <text:list text:style-name="L2">
              <text:list-header>
                <text:p><text:span text:style-name="T54">for </text:span><text:span text:style-name="T52">many iterations:</text:span><text:span text:style-name="T54"><text:line-break/></text:span><text:span text:style-name="T54"> <text:s/>for</text:span><text:span text:style-name="T3"> </text:span><text:span text:style-name="T57">i</text:span><text:span text:style-name="T3"> </text:span><text:span text:style-name="T54">in</text:span><text:span text:style-name="T3"> 0:</text:span><text:span text:style-name="T60">Size</text:span><text:span text:style-name="T3">(</text:span><text:span text:style-name="T61">xcorpus</text:span><text:span text:style-name="T3">):</text:span><text:span text:style-name="T3"><text:line-break/></text:span><text:span text:style-name="T3"><text:tab/></text:span><text:span text:style-name="T54">for</text:span><text:span text:style-name="T3"> </text:span><text:span text:style-name="T57">j</text:span><text:span text:style-name="T3"> </text:span><text:span text:style-name="T54">in</text:span><text:span text:style-name="T3"> 0:</text:span><text:span text:style-name="T60">Size</text:span><text:span text:style-name="T3">(</text:span><text:span text:style-name="T57">xcorpus</text:span><text:span text:style-name="T3">[</text:span><text:span text:style-name="T57">i</text:span><text:span text:style-name="T3">]):</text:span><text:span text:style-name="T3"><text:line-break/></text:span><text:span text:style-name="T3"><text:tab/></text:span><text:span text:style-name="T3"> <text:s/></text:span><text:span text:style-name="T57">x</text:span><text:span text:style-name="T3"> = </text:span><text:span text:style-name="T57">xcorpus</text:span><text:span text:style-name="T3">[</text:span><text:span text:style-name="T57">i</text:span><text:span text:style-name="T3">][</text:span><text:span text:style-name="T57">j</text:span><text:span text:style-name="T3">]</text:span><text:span text:style-name="T3"><text:line-break/></text:span><text:span text:style-name="T3"><text:tab/></text:span><text:span text:style-name="T3"> <text:s/></text:span><text:span text:style-name="T57">y</text:span><text:span text:style-name="T3"> = </text:span><text:span text:style-name="T57">ycorpus</text:span><text:span text:style-name="T3">[</text:span><text:span text:style-name="T57">i</text:span><text:span text:style-name="T3">][</text:span><text:span text:style-name="T57">j</text:span><text:span text:style-name="T3">]</text:span><text:span text:style-name="T3"><text:line-break/></text:span><text:span text:style-name="T3"><text:tab/></text:span><text:span text:style-name="T3"> <text:s/></text:span><text:span text:style-name="T60">AddCounts</text:span><text:span text:style-name="T3">(x, y, i, -1)</text:span><text:span text:style-name="T3"><text:tab/></text:span><text:span text:style-name="T3"><text:tab/></text:span><text:span text:style-name="T3"><text:tab/></text:span><text:span text:style-name="T9"># </text:span><text:span text:style-name="T9">各カウントの減算</text:span><text:span text:style-name="T9">(-1)</text:span><text:span text:style-name="T9"><text:line-break/></text:span><text:span text:style-name="T9"><text:tab/></text:span><text:span text:style-name="T9"> <text:s/></text:span><text:span text:style-name="T62">make vector</text:span><text:span text:style-name="T44"> </text:span><text:span text:style-name="T63">probs</text:span><text:span text:style-name="T3"><text:line-break/></text:span><text:span text:style-name="T3"><text:tab/></text:span><text:span text:style-name="T3"> <text:s/></text:span><text:span text:style-name="T54">for</text:span><text:span text:style-name="T3"> </text:span><text:span text:style-name="T57">k</text:span><text:span text:style-name="T3"> </text:span><text:span text:style-name="T54">in</text:span><text:span text:style-name="T3"> 0 .. NUM_TOPICS-1:</text:span><text:span text:style-name="T3"><text:line-break/></text:span><text:span text:style-name="T3"><text:tab/></text:span><text:span text:style-name="T3"><text:tab/></text:span><text:span text:style-name="T54">append</text:span><text:span text:style-name="T3"> P(x|k) * P(k|Y) </text:span><text:span text:style-name="T54">to</text:span><text:span text:style-name="T3"> </text:span><text:span text:style-name="T57">probs</text:span><text:span text:style-name="T3"><text:tab/></text:span><text:span text:style-name="T9"># </text:span><text:span text:style-name="T9">トピック</text:span><text:span text:style-name="T9">k</text:span><text:span text:style-name="T9">の確率</text:span><text:span text:style-name="T9"><text:line-break/></text:span><text:span text:style-name="T9"><text:tab/></text:span><text:span text:style-name="T57">new_y</text:span><text:span text:style-name="T3"> = </text:span><text:span text:style-name="T60">SampleOne</text:span><text:span text:style-name="T3">(probs)</text:span><text:span text:style-name="T3"><text:line-break/></text:span><text:span text:style-name="T3"><text:tab/></text:span><text:span text:style-name="T57">ll</text:span><text:span text:style-name="T3"> += log(probs[new_y])</text:span><text:span text:style-name="T3"><text:tab/></text:span><text:span text:style-name="T3"><text:tab/></text:span><text:span text:style-name="T3"><text:tab/></text:span><text:span text:style-name="T9"># </text:span><text:span text:style-name="T9">対数尤度の計</text:span><text:span text:style-name="T9"><text:line-break/></text:span><text:span text:style-name="T9"><text:tab/></text:span><text:span text:style-name="T60">AddCounts</text:span><text:span text:style-name="T3">(</text:span><text:span text:style-name="T57">x</text:span><text:span text:style-name="T3">, </text:span><text:span text:style-name="T57">new_y</text:span><text:span text:style-name="T3">, </text:span><text:span text:style-name="T57">i</text:span><text:span text:style-name="T3">, </text:span><text:span text:style-name="T57">1</text:span><text:span text:style-name="T3">)</text:span><text:span text:style-name="T3"><text:tab/></text:span><text:span text:style-name="T3"><text:tab/></text:span><text:span text:style-name="T9"># </text:span><text:span text:style-name="T9">各カウントの加算</text:span><text:span text:style-name="T9"><text:line-break/></text:span><text:span text:style-name="T9"><text:tab/></text:span><text:span text:style-name="T63">ycorpus</text:span><text:span text:style-name="T44">[</text:span><text:span text:style-name="T63">i</text:span><text:span text:style-name="T44">][</text:span><text:span text:style-name="T63">j</text:span><text:span text:style-name="T44">] = </text:span><text:span text:style-name="T63">new_y</text:span><text:span text:style-name="T9"><text:line-break/></text:span><text:span text:style-name="T9"> <text:s/></text:span><text:span text:style-name="T62">print</text:span><text:span text:style-name="T44"> </text:span><text:span text:style-name="T63">ll</text:span><text:span text:style-name="T9"><text:line-break/></text:span><text:span text:style-name="T9"><text:line-break/></text:span><text:span text:style-name="T62">print out </text:span><text:span text:style-name="T63">xcounts</text:span><text:span text:style-name="T44"> </text:span><text:span text:style-name="T62">and</text:span><text:span text:style-name="T44"> </text:span><text:span text:style-name="T63">ycoun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5" draw:layer="layout" svg:width="27.365cm" svg:height="14.542cm" svg:x="0.635cm" svg:y="4.46cm" presentation:class="outline" presentation:user-transformed="true">
          <draw:text-box>
            <text:list text:style-name="L2">
              <text:list-item>
                <text:p><text:span text:style-name="T4">実装 </text:span><text:span text:style-name="T6">learn-lda</text:span></text:p>
              </text:list-item>
              <text:list-item>
                <text:p><text:span text:style-name="T4">テスト</text:span><text:span text:style-name="T6"> </text:span><text:span text:style-name="T6">(NUM_TOPICS=2)</text:span></text:p>
                <text:list>
                  <text:list-item>
                    <text:p><text:span text:style-name="T4">入力</text:span><text:span text:style-name="T4">:</text:span><text:span text:style-name="T6"> </text:span><text:span text:style-name="T64">test/07-train.txt</text:span></text:p>
                  </text:list-item>
                  <text:list-item>
                    <text:p><text:span text:style-name="T4">正解</text:span><text:span text:style-name="T4">:</text:span></text:p>
                    <text:list>
                      <text:list-item>
                        <text:p><text:span text:style-name="T6">正解はない！ </text:span><text:span text:style-name="T6">(</text:span><text:span text:style-name="T6">サンプリングはランダムなので</text:span><text:span text:style-name="T6">)</text:span></text:p>
                      </text:list-item>
                      <text:list-item>
                        <text:p><text:span text:style-name="T65">しかし、「</text:span><text:span text:style-name="T65">a b c d</text:span><text:span text:style-name="T65">」と「</text:span><text:span text:style-name="T65">e f g h</text:span><text:span text:style-name="T65">」に分かれる確率が高い</text:span></text:p>
                      </text:list-item>
                    </text:list>
                  </text:list-item>
                </text:list>
              </text:list-item>
              <text:list-item>
                <text:p><text:span text:style-name="T9">学習</text:span><text:span text:style-name="T44"> </text:span><text:span text:style-name="T66">data/wiki-en-documents.word</text:span><text:span text:style-name="T66">を使って</text:span></text:p>
              </text:list-item>
              <text:list-item>
                <text:p><text:span text:style-name="T67">検証</text:span><text:span text:style-name="T68"> 発見されたトピックは直感に沿うのか？（機能語を削除して、各トピックで頻度の高い内容語を見ると良い）</text:span></text:p>
              </text:list-item>
              <text:list-item>
                <text:p><text:span text:style-name="T67">チャレンジ</text:span><text:span text:style-name="T68"> トピック数を事前に決めなくても良いようにモデルを変更（ノンパラメトリックベイズで検索</text:span><text:span text:style-name="T6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2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7 – </text:span><text:span text:style-name="MT2">トピック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9DT8H16M5S</meta:editing-duration>
    <meta:editing-cycles>668</meta:editing-cycles>
    <dc:date>2014-10-14T17:54:22.515067406</dc:date>
    <meta:generator>LibreOffice/4.2.6.3$Linux_X86_64 LibreOffice_project/420m0$Build-3</meta:generator>
    <meta:document-statistic meta:object-count="303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6e6e6"/>
      <style:text-properties fo:font-size="16pt" style:font-family-asian="TakaoGothic" style:font-style-name-asian="Regular" style:font-family-generic-asian="swiss" style:font-size-asian="16pt" style:font-size-complex="8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16pt" style:font-family-asian="TakaoGothic" style:font-style-name-asian="Regular" style:font-family-generic-asian="swiss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05cm" svg:height="7.031cm" xlink:href="." xlink:type="simple" chart:class="chart:scatter" chart:style-name="ch1">
        <chart:legend chart:legend-position="end" svg:x="15.011cm" svg:y="1.329cm" style:legend-expansion="high" chart:style-name="ch2"/>
        <chart:plot-area chart:style-name="ch3" chart:data-source-has-labels="both" svg:x="1.511cm" svg:y="0.113cm" svg:width="12.941cm" svg:height="5.533cm">
          <chartooo:coordinate-region svg:x="2.556cm" svg:y="0.444cm" svg:width="11.074cm" svg:height="4.291cm"/>
          <chart:axis chart:dimension="x" chart:name="primary-x" chart:style-name="ch4" chartooo:axis-type="auto">
            <chart:title svg:x="6.767cm" svg:y="5.787cm" chart:style-name="ch5">
              <text:p>Samples</text:p>
            </chart:title>
            <chart:categories table:cell-range-address="local-table.$A$2:.$A$21"/>
          </chart:axis>
          <chart:axis chart:dimension="y" chart:name="primary-y" chart:style-name="ch6">
            <chart:title svg:x="0.148cm" svg:y="4.317cm" chart:style-name="ch7">
              <text:p>Probability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625">
                <text:p>0.5625</text:p>
              </table:table-cell>
              <table:table-cell office:value-type="float" office:value="0.265625">
                <text:p>0.2656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8125">
                <text:p>0.28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15625">
                <text:p>0.515625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13916015625">
                <text:p>0.513916015625</text:p>
              </table:table-cell>
              <table:table-cell office:value-type="float" office:value="0.29345703125">
                <text:p>0.293457031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130615234375">
                <text:p>0.5130615234375</text:p>
              </table:table-cell>
              <table:table-cell office:value-type="float" office:value="0.2996826171875">
                <text:p>0.2996826171875</text:p>
              </table:table-cell>
              <table:table-cell office:value-type="float" office:value="0.187255859375">
                <text:p>0.18725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45166015625">
                <text:p>0.5045166015625</text:p>
              </table:table-cell>
              <table:table-cell office:value-type="float" office:value="0.29998779296875">
                <text:p>0.29998779296875</text:p>
              </table:table-cell>
              <table:table-cell office:value-type="float" office:value="0.19549560546875">
                <text:p>0.19549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499725341796875">
                <text:p>0.499725341796875</text:p>
              </table:table-cell>
              <table:table-cell office:value-type="float" office:value="0.299560546875">
                <text:p>0.299560546875</text:p>
              </table:table-cell>
              <table:table-cell office:value-type="float" office:value="0.200714111328125">
                <text:p>0.2007141113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498947143554688">
                <text:p>0.498947143554688</text:p>
              </table:table-cell>
              <table:table-cell office:value-type="float" office:value="0.300399780273438">
                <text:p>0.300399780273438</text:p>
              </table:table-cell>
              <table:table-cell office:value-type="float" office:value="0.200653076171875">
                <text:p>0.2006530761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499801635742188">
                <text:p>0.499801635742188</text:p>
              </table:table-cell>
              <table:table-cell office:value-type="float" office:value="0.299301147460938">
                <text:p>0.299301147460938</text:p>
              </table:table-cell>
              <table:table-cell office:value-type="float" office:value="0.200897216796875">
                <text:p>0.2008972167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652313232422">
                <text:p>0.500652313232422</text:p>
              </table:table-cell>
              <table:table-cell office:value-type="float" office:value="0.299430847167969">
                <text:p>0.299430847167969</text:p>
              </table:table-cell>
              <table:table-cell office:value-type="float" office:value="0.199916839599609">
                <text:p>0.199916839599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156402587891">
                <text:p>0.500156402587891</text:p>
              </table:table-cell>
              <table:table-cell office:value-type="float" office:value="0.29937744140625">
                <text:p>0.29937744140625</text:p>
              </table:table-cell>
              <table:table-cell office:value-type="float" office:value="0.200466156005859">
                <text:p>0.200466156005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blue">
                  <mrow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</mrow>
              <mo stretchy="false">)</mo>
            </mrow>
          </mrow>
        </mfrac>
      </mrow>
    </mrow>
    <annotation encoding="StarMath 5.0">P(color blue x_{i,j} divides color red x_{i,j}) = {c(color blue x_{i,j}, color red y_{i,j})} over {c(color red y_{i,j})}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sub>
                    <mi>x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blue">
                    <mrow>
                      <msub>
                        <mi>x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o stretchy="false">α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</mrow>
                <mo stretchy="false">)</mo>
              </mrow>
              <mo stretchy="false">+</mo>
              <mrow>
                <mo stretchy="false">α</mo>
                <mo stretchy="false">∗</mo>
                <msub>
                  <mi>N</mi>
                  <mi>x</mi>
                </msub>
              </mrow>
            </mrow>
          </mrow>
        </mfrac>
      </mrow>
    </mrow>
    <annotation encoding="StarMath 5.0">P(color blue x_{i,j} divides color red y_{i,j}) = {c(color blue x_{i,j}, color red y_{i,j}) + %alpha} over {c(color red y_{i,j}) + %alpha*N_x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o stretchy="false">(</mo>
              <mrow>
                <mstyle color="red">
                  <mrow>
                    <msub>
                      <mi>y</mi>
                      <mrow>
                        <mi>i</mi>
                        <mi>,</mi>
                        <mi>j</mi>
                      </mrow>
                    </msub>
                  </mrow>
                </mstyle>
                <mi>,</mi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  <mrow>
            <mi>c</mi>
            <mrow>
              <mo stretchy="false">(</mo>
              <mrow>
                <mstyle color="red">
                  <mrow>
                    <msub>
                      <mi>Y</mi>
                      <mi>i</mi>
                    </msub>
                  </mrow>
                </mstyle>
              </mrow>
              <mo stretchy="false">)</mo>
            </mrow>
          </mrow>
        </mfrac>
      </mrow>
    </mrow>
    <annotation encoding="StarMath 5.0">P(color red y_{i,j} divides color red Y_i) = {c(color red y_{i,j}, color red Y_i)} over {c(color red Y_i)}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row>
                    <mstyle color="red">
                      <mrow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</mrow>
                    </mstyle>
                    <mo stretchy="false">∣</mo>
                    <mstyle color="red">
                      <mrow>
                        <msub>
                          <mi>Y</mi>
                          <mi>i</mi>
                        </msub>
                      </mrow>
                    </mstyle>
                  </mrow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 divides color red Y_i) + %beta} over {c(color red Y_i) + %beta*N_y}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sub>
                    <mi>y</mi>
                    <mrow>
                      <mi>i</mi>
                      <mi>,</mi>
                      <mi>j</mi>
                    </mrow>
                  </msub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frac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</mstyle>
                  <mi>,</mi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o stretchy="false">β</mo>
            </mrow>
          </mrow>
          <mrow>
            <mi>c</mi>
            <mrow>
              <mrow>
                <mo stretchy="false">(</mo>
                <mrow>
                  <mstyle color="red">
                    <mrow>
                      <msub>
                        <mi>Y</mi>
                        <mi>i</mi>
                      </msub>
                    </mrow>
                  </mstyle>
                </mrow>
                <mo stretchy="false">)</mo>
              </mrow>
              <mo stretchy="false">+</mo>
              <mrow>
                <mo stretchy="false">β</mo>
                <mo stretchy="false">∗</mo>
                <msub>
                  <mi>N</mi>
                  <mi>y</mi>
                </msub>
              </mrow>
            </mrow>
          </mrow>
        </mfrac>
      </mrow>
    </mrow>
    <annotation encoding="StarMath 5.0">P(color red y_{i,j} divides color red Y_i) = {c(color red y_{i,j}, color red Y_i) + %beta} over {c(color red Y_i) + %beta*N_y}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row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P(color red Y, color blue X)</annotation>
  </semantics>
</math>
</file>

<file path=Object 17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18/content.xml><?xml version="1.0" encoding="utf-8"?>
<math xmlns="http://www.w3.org/1998/Math/MathML">
  <semantics>
    <mrow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red">
                <mrow>
                  <msub>
                    <mi>Y</mi>
                    <mi>i</mi>
                  </msub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red">
              <mrow>
                <mi>y</mi>
              </mrow>
            </mstyle>
            <mi>,</mi>
            <mstyle color="red">
              <mrow>
                <msub>
                  <mi>Y</mi>
                  <mi>i</mi>
                </msub>
              </mrow>
            </mstyle>
          </mrow>
          <mo stretchy="false">)</mo>
        </mrow>
        <mo stretchy="false">/</mo>
        <mrow>
          <mo stretchy="false">∣</mo>
          <mrow>
            <mstyle color="red">
              <mrow>
                <msub>
                  <mi>Y</mi>
                  <mi>i</mi>
                </msub>
              </mrow>
            </mstyle>
          </mrow>
          <mo stretchy="false">∣</mo>
        </mrow>
      </mrow>
    </mrow>
    <annotation encoding="StarMath 5.0">P(color red y divides color red Y_i) = c(color red y, color red Y_i)/ lline color red Y_i rline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style color="red">
                  <mrow>
                    <mi>y</mi>
                  </mrow>
                </mstyle>
                <mo stretchy="false">=</mo>
                <mn>24</mn>
              </mrow>
              <mo stretchy="false">∣</mo>
              <mstyle color="red">
                <mrow>
                  <msub>
                    <mi>Y</mi>
                    <mn>1</mn>
                  </msub>
                </mrow>
              </mstyle>
            </mrow>
          </mrow>
          <mo stretchy="false">)</mo>
        </mrow>
        <mo stretchy="false">=</mo>
        <mrow>
          <mn>3</mn>
          <mo stretchy="false">/</mo>
          <mn>9</mn>
        </mrow>
      </mrow>
    </mrow>
    <annotation encoding="StarMath 5.0">P(color red y = 24 divides color red Y_1) = 3/9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style color="red">
              <mi mathvariant="normal">Θ</mi>
            </mstyle>
            <mi>,</mi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P(color red %THETA, color red Y, color blue X)</annotation>
  </semantics>
</math>
</file>

<file path=Object 20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i>c</mi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/</mo>
        <mi>c</mi>
      </mrow>
      <mrow>
        <mo stretchy="false">(</mo>
        <mrow>
          <mstyle color="red">
            <mrow>
              <mi>y</mi>
            </mrow>
          </mstyle>
        </mrow>
        <mo stretchy="false">)</mo>
      </mrow>
    </mrow>
    <annotation encoding="StarMath 5.0">P(color blue x divides color red y) = c(color blue x, color red y)/ c(color red y)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tyle color="blue">
                    <mrow>
                      <mi>x</mi>
                    </mrow>
                  </mstyle>
                  <mo stretchy="false">=</mo>
                  <mtext>assault</mtext>
                </mrow>
                <mo stretchy="false">∣</mo>
                <mstyle color="red">
                  <mrow>
                    <mi>y</mi>
                  </mrow>
                </mstyle>
              </mrow>
              <mo stretchy="false">=</mo>
              <mn>10</mn>
            </mrow>
          </mrow>
          <mo stretchy="false">)</mo>
        </mrow>
        <mo stretchy="false">=</mo>
        <mrow>
          <mn>1</mn>
          <mo stretchy="false">/</mo>
          <mn>2</mn>
        </mrow>
      </mrow>
    </mrow>
    <annotation encoding="StarMath 5.0">P(color blue x = "assault" divides color red y=10) = 1/2 </annotation>
  </semantics>
</math>
</file>

<file path=Object 22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i>P</mi>
      </mrow>
      <mrow>
        <mo stretchy="false">(</mo>
        <mrow>
          <mrow>
            <mstyle color="blue">
              <mrow>
                <mi>X</mi>
              </mrow>
            </mstyle>
            <mo stretchy="false">∣</mo>
            <mstyle color="red">
              <mrow>
                <mi>Y</mi>
              </mrow>
            </mstyle>
          </mrow>
        </mrow>
        <mo stretchy="false">)</mo>
      </mrow>
      <mi>P</mi>
      <mrow>
        <mrow>
          <mo stretchy="false">(</mo>
          <mrow>
            <mstyle color="red">
              <mrow>
                <mi>Y</mi>
              </mrow>
            </mstyle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  <mi>P</mi>
      <mrow>
        <mo stretchy="false">(</mo>
        <mrow>
          <mstyle color="red">
            <mrow>
              <msub>
                <mi>y</mi>
                <mi>i</mi>
              </msub>
            </mrow>
          </mstyle>
        </mrow>
        <mo stretchy="false">)</mo>
      </mrow>
    </mrow>
    <annotation encoding="StarMath 5.0">P(color blue X, color red Y) = P(color blue X divides color red Y) P(color red Y) = prod_{i=1}^I P(color blue x_i divides color red y_i) P(color red y_i)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family-asian="Takaoゴシック" style:font-style-name-asian="標準" style:font-size-asian="16pt" style:font-size-complex="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family-asian="Takaoゴシック" style:font-style-name-asian="標準" style:font-size-asian="16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family-asian="Takaoゴシック" style:font-style-name-asian="標準" style:font-size-asian="16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26cm" svg:height="12.066cm" xlink:href="." xlink:type="simple" chart:class="chart:scatter" chart:style-name="ch1">
        <chart:legend chart:legend-position="end" svg:x="18.988cm" svg:y="4.617cm" style:legend-expansion="high" chart:style-name="ch2"/>
        <chart:plot-area chart:style-name="ch3" chart:data-source-has-labels="both" svg:x="1.667cm" svg:y="1.099cm" svg:width="16.434cm" svg:height="9.385cm">
          <chartooo:coordinate-region svg:x="2.712cm" svg:y="1.404cm" svg:width="14.567cm" svg:height="8.221cm"/>
          <chart:axis chart:dimension="x" chart:name="primary-x" chart:style-name="ch4" chartooo:axis-type="auto">
            <chart:title svg:x="8.393cm" svg:y="10.725cm" chart:style-name="ch5">
              <text:p>サンプル数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6.404cm" chart:style-name="ch7">
              <text:p>確率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母/娘</text:p>
              </table:table-cell>
              <table:table-cell office:value-type="string">
                <text:p>母/息子</text:p>
              </table:table-cell>
              <table:table-cell office:value-type="string">
                <text:p>父/娘</text:p>
              </table:table-cell>
              <table:table-cell office:value-type="string">
                <text:p>父/息子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15625">
                <text:p>0.15625</text:p>
              </table:table-cell>
              <table:table-cell office:value-type="float" office:value="0.109375">
                <text:p>0.1093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59375">
                <text:p>0.5859375</text:p>
              </table:table-cell>
              <table:table-cell office:value-type="float" office:value="0.1796875">
                <text:p>0.179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09619140625">
                <text:p>0.09619140625</text:p>
              </table:table-cell>
              <table:table-cell office:value-type="float" office:value="0.14404296875">
                <text:p>0.14404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511474609375">
                <text:p>0.511474609375</text:p>
              </table:table-cell>
              <table:table-cell office:value-type="float" office:value="0.247802734375">
                <text:p>0.247802734375</text:p>
              </table:table-cell>
              <table:table-cell office:value-type="float" office:value="0.097412109375">
                <text:p>0.097412109375</text:p>
              </table:table-cell>
              <table:table-cell office:value-type="float" office:value="0.143310546875">
                <text:p>0.143310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537109375">
                <text:p>0.25537109375</text:p>
              </table:table-cell>
              <table:table-cell office:value-type="float" office:value="0.096435546875">
                <text:p>0.09643554687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0494384765625">
                <text:p>0.50494384765625</text:p>
              </table:table-cell>
              <table:table-cell office:value-type="float" office:value="0.25091552734375">
                <text:p>0.25091552734375</text:p>
              </table:table-cell>
              <table:table-cell office:value-type="float" office:value="0.09820556640625">
                <text:p>0.09820556640625</text:p>
              </table:table-cell>
              <table:table-cell office:value-type="float" office:value="0.14593505859375">
                <text:p>0.14593505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50311279296875">
                <text:p>0.50311279296875</text:p>
              </table:table-cell>
              <table:table-cell office:value-type="float" office:value="0.25079345703125">
                <text:p>0.25079345703125</text:p>
              </table:table-cell>
              <table:table-cell office:value-type="float" office:value="0.098419189453125">
                <text:p>0.098419189453125</text:p>
              </table:table-cell>
              <table:table-cell office:value-type="float" office:value="0.147674560546875">
                <text:p>0.147674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501434326171875">
                <text:p>0.501434326171875</text:p>
              </table:table-cell>
              <table:table-cell office:value-type="float" office:value="0.250518798828125">
                <text:p>0.250518798828125</text:p>
              </table:table-cell>
              <table:table-cell office:value-type="float" office:value="0.100082397460938">
                <text:p>0.100082397460938</text:p>
              </table:table-cell>
              <table:table-cell office:value-type="float" office:value="0.147964477539062">
                <text:p>0.14796447753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502815246582031">
                <text:p>0.502815246582031</text:p>
              </table:table-cell>
              <table:table-cell office:value-type="float" office:value="0.249717712402344">
                <text:p>0.249717712402344</text:p>
              </table:table-cell>
              <table:table-cell office:value-type="float" office:value="0.100433349609375">
                <text:p>0.100433349609375</text:p>
              </table:table-cell>
              <table:table-cell office:value-type="float" office:value="0.14703369140625">
                <text:p>0.147033691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501064300537109">
                <text:p>0.501064300537109</text:p>
              </table:table-cell>
              <table:table-cell office:value-type="float" office:value="0.249622344970703">
                <text:p>0.249622344970703</text:p>
              </table:table-cell>
              <table:table-cell office:value-type="float" office:value="0.100502014160156">
                <text:p>0.100502014160156</text:p>
              </table:table-cell>
              <table:table-cell office:value-type="float" office:value="0.148811340332031">
                <text:p>0.148811340332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500455856323242">
                <text:p>0.500455856323242</text:p>
              </table:table-cell>
              <table:table-cell office:value-type="float" office:value="0.249795913696289">
                <text:p>0.249795913696289</text:p>
              </table:table-cell>
              <table:table-cell office:value-type="float" office:value="0.100498199462891">
                <text:p>0.100498199462891</text:p>
              </table:table-cell>
              <table:table-cell office:value-type="float" office:value="0.149250030517578">
                <text:p>0.1492500305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500446319580078">
                <text:p>0.500446319580078</text:p>
              </table:table-cell>
              <table:table-cell office:value-type="float" office:value="0.24937629699707">
                <text:p>0.24937629699707</text:p>
              </table:table-cell>
              <table:table-cell office:value-type="float" office:value="0.100480079650879">
                <text:p>0.100480079650879</text:p>
              </table:table-cell>
              <table:table-cell office:value-type="float" office:value="0.149697303771973">
                <text:p>0.1496973037719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math xmlns="http://www.w3.org/1998/Math/MathML" display="block">
  <semantics>
    <mrow>
      <mstyle color="red">
        <mover accent="true">
          <mi mathvariant="normal">Θ</mi>
          <mo stretchy="false">^</mo>
        </mover>
      </mstyle>
      <mi>,</mi>
      <mrow>
        <mstyle color="red">
          <mover accent="true">
            <mi>Y</mi>
            <mo stretchy="false">^</mo>
          </mover>
        </mstyle>
        <mo stretchy="false">=</mo>
        <munder>
          <mtext>argmax</mtext>
          <mstyle color="red">
            <mrow>
              <mi mathvariant="normal">Θ</mi>
              <mi>,</mi>
              <mi>Y</mi>
            </mrow>
          </mstyle>
        </munder>
      </mrow>
      <mi>P</mi>
      <mrow>
        <mo fence="true" stretchy="false">(</mo>
        <mrow>
          <mrow>
            <mstyle color="red">
              <mi mathvariant="normal">Θ</mi>
            </mstyle>
            <mi>,</mi>
            <mstyle color="red">
              <mi>Y</mi>
            </mstyle>
            <mi>,</mi>
            <mstyle color="blue">
              <mi>X</mi>
            </mstyle>
          </mrow>
        </mrow>
        <mo fence="true" stretchy="false">)</mo>
      </mrow>
    </mrow>
    <annotation encoding="StarMath 5.0">color red hat{%THETA}, color red hat{Y} = "argmax" csub {color red {%THETA, Y}} P(color red %THETA, color red Y, color blue X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style color="red">
              <mi>Y</mi>
            </mstyle>
          </mrow>
          <mo fence="true" stretchy="false">)</mo>
        </mrow>
        <mo stretchy="false">=</mo>
        <mrow>
          <msubsup>
            <mo stretchy="false">∏</mo>
            <mrow>
              <mi>i</mi>
              <mo stretchy="false">=</mo>
              <mn>1</mn>
            </mrow>
            <mi>I</mi>
          </msubsup>
          <mi>P</mi>
        </mrow>
      </mrow>
      <mrow>
        <mo fence="true" stretchy="false">(</mo>
        <mrow>
          <mstyle color="red">
            <msub>
              <mi>y</mi>
              <mi>i</mi>
            </msub>
          </mstyle>
        </mrow>
        <mo fence="true" stretchy="false">)</mo>
      </mrow>
    </mrow>
    <annotation encoding="StarMath 5.0">P(color red Y) = prod_{i=1}^I P(color red y_i)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tyle color="blue">
                <mrow>
                  <mi>X</mi>
                </mrow>
              </mstyle>
              <mo stretchy="false">∣</mo>
              <mstyle color="red">
                <mrow>
                  <mi>Y</mi>
                </mrow>
              </mstyle>
            </mrow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i>I</mi>
          </msubsup>
          <mi>P</mi>
        </mrow>
      </mrow>
      <mrow>
        <mo stretchy="false">(</mo>
        <mrow>
          <mrow>
            <mstyle color="blue">
              <mrow>
                <msub>
                  <mi>x</mi>
                  <mi>i</mi>
                </msub>
              </mrow>
            </mstyle>
            <mo stretchy="false">∣</mo>
            <mstyle color="red">
              <mrow>
                <msub>
                  <mi>y</mi>
                  <mi>i</mi>
                </msub>
              </mrow>
            </mstyle>
          </mrow>
        </mrow>
        <mo stretchy="false">)</mo>
      </mrow>
    </mrow>
    <annotation encoding="StarMath 5.0">P(color blue X divides color red Y) = prod_{i=1}^I P(color blue x_i divides color red y_i)</annotation>
  </semantics>
</math>
</file>

<file path=Object 5/content.xml><?xml version="1.0" encoding="utf-8"?>
<math xmlns="http://www.w3.org/1998/Math/MathML">
  <semantics>
    <mrow>
      <mi>P</mi>
      <mrow>
        <mo stretchy="false">(</mo>
        <mrow>
          <mstyle color="red">
            <mrow>
              <mo stretchy="false">θ</mo>
            </mrow>
          </mstyle>
        </mrow>
        <mo stretchy="false">)</mo>
      </mrow>
    </mrow>
    <annotation encoding="StarMath 5.0">P(color red %theta)</annotation>
  </semantics>
</math>
</file>

<file path=Object 6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</mrow>
    <annotation encoding="StarMath 5.0">P(color red T_i divides color red %theta)</annotation>
  </semantics>
</math>
</file>

<file path=Object 7/content.xml><?xml version="1.0" encoding="utf-8"?>
<math xmlns="http://www.w3.org/1998/Math/MathML">
  <semantics>
    <mrow>
      <mi>P</mi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red y_{i,j} divides color red T_i, color red %theta)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_{i,j} divides color red y_{i,j}, color red %theta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i>Y</mi>
              </mrow>
            </mstyle>
          </mrow>
          <mo stretchy="false">)</mo>
        </mrow>
        <mo stretchy="false">=</mo>
        <mrow>
          <msub>
            <mo stretchy="false">∫</mo>
            <mo stretchy="false">θ</mo>
          </msub>
          <mi>P</mi>
        </mrow>
      </mrow>
      <mrow>
        <mo stretchy="false">(</mo>
        <mrow>
          <mstyle color="red">
            <mrow>
              <mo stretchy="false">θ</mo>
            </mrow>
          </mstyle>
        </mrow>
        <mo stretchy="false">)</mo>
      </mrow>
      <mrow>
        <msub>
          <mo stretchy="false">∏</mo>
          <mi>i</mi>
        </msub>
        <mi>P</mi>
      </mrow>
      <mrow>
        <mo stretchy="false">(</mo>
        <mrow>
          <mrow>
            <mstyle color="red">
              <mrow>
                <msub>
                  <mi>T</mi>
                  <mi>i</mi>
                </msub>
              </mrow>
            </mstyle>
            <mo stretchy="false">∣</mo>
            <mstyle color="red">
              <mrow>
                <mo stretchy="false">θ</mo>
              </mrow>
            </mstyle>
          </mrow>
        </mrow>
        <mo stretchy="false">)</mo>
      </mrow>
      <mrow>
        <msub>
          <mo stretchy="false">∏</mo>
          <mi>j</mi>
        </msub>
        <mi>P</mi>
      </mrow>
      <mrow>
        <mo stretchy="false">(</mo>
        <mrow>
          <mrow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T</mi>
                  <mi>i</mi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  <mi>P</mi>
      <mrow>
        <mo stretchy="false">(</mo>
        <mrow>
          <mrow>
            <mstyle color="blue">
              <mrow>
                <msub>
                  <mi>x</mi>
                  <mrow>
                    <mi>i</mi>
                    <mi>,</mi>
                    <mi>j</mi>
                  </mrow>
                </msub>
              </mrow>
            </mstyle>
            <mo stretchy="false">∣</mo>
            <mstyle color="red">
              <mrow>
                <msub>
                  <mi>y</mi>
                  <mrow>
                    <mi>i</mi>
                    <mi>,</mi>
                    <mi>j</mi>
                  </mrow>
                </msub>
              </mrow>
            </mstyle>
          </mrow>
          <mi>,</mi>
          <mstyle color="red">
            <mrow>
              <mo stretchy="false">θ</mo>
            </mrow>
          </mstyle>
        </mrow>
        <mo stretchy="false">)</mo>
      </mrow>
    </mrow>
    <annotation encoding="StarMath 5.0">P(color blue X, color red Y) =  int_%theta  P(color red %theta) prod_i P(color red T_i divides color red %theta) prod_j P(color red y_{i,j} divides color red T_i, color red %theta) P(color blue x_{i,j} divides color red y_{i,j}, color red %theta) </annotation>
  </semantics>
</math>
</file>